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3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4.32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number-columns-repeated="1018" table:default-cell-style-name="Excel_20_Built-in_20_Normal"/>
        <table:table-row table:style-name="ro1">
          <table:table-cell table:style-name="ce1" office:value-type="string">
            <text:p>nombre_cientifico</text:p>
          </table:table-cell>
          <table:table-cell table:style-name="ce1" office:value-type="string">
            <text:p>nombre_comun</text:p>
          </table:table-cell>
          <table:table-cell table:style-name="ce1" office:value-type="string">
            <text:p>grupo</text:p>
          </table:table-cell>
          <table:table-cell table:style-name="ce1" office:value-type="string">
            <text:p>habitat</text:p>
          </table:table-cell>
          <table:table-cell table:style-name="ce1" office:value-type="string">
            <text:p>pais</text:p>
          </table:table-cell>
          <table:table-cell table:style-name="ce1" office:value-type="string">
            <text:p>categoria_amenaza</text:p>
          </table:table-cell>
          <table:table-cell table:style-name="ce1" office:value-type="string">
            <text:p>estado_conservacion</text:p>
          </table:table-cell>
          <table:table-cell table:style-name="ce1" office:value-type="string">
            <text:p>causa_amenaza</text:p>
          </table:table-cell>
          <table:table-cell table:style-name="ce1" office:value-type="string">
            <text:p>tipo_habitat</text:p>
          </table:table-cell>
          <table:table-cell table:number-columns-repeated="1015"/>
        </table:table-row>
        <table:table-row table:style-name="ro2">
          <table:table-cell office:value-type="string">
            <text:p>myiopsitta monachus</text:p>
          </table:table-cell>
          <table:table-cell office:value-type="string">
            <text:p>Cotorra argenti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burnus alburnus</text:p>
          </table:table-cell>
          <table:table-cell office:value-type="string">
            <text:p>Alburn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/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mandava amandava</text:p>
          </table:table-cell>
          <table:table-cell office:value-type="string">
            <text:p>Bengalí roj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meiurus melas</text:p>
          </table:table-cell>
          <table:table-cell office:value-type="string">
            <text:p>Pez gato negr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mmotragus lervia</text:p>
          </table:table-cell>
          <table:table-cell office:value-type="string">
            <text:p>Arrui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ustraloheros facetus</text:p>
          </table:table-cell>
          <table:table-cell office:value-type="string">
            <text:p>Chanchit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/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ranta canadensis</text:p>
          </table:table-cell>
          <table:table-cell office:value-type="string">
            <text:p>Barnacla canadiense grand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hreskiornis aethiopicus</text:p>
          </table:table-cell>
          <table:table-cell office:value-type="string">
            <text:p>Ibis sagr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sox lucius</text:p>
          </table:table-cell>
          <table:table-cell office:value-type="string">
            <text:p>Luci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/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undulus heteroclitus</text:p>
          </table:table-cell>
          <table:table-cell office:value-type="string">
            <text:p>Fúndul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mbusia holbrook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ctalurus punctatus</text:p>
          </table:table-cell>
          <table:table-cell office:value-type="string">
            <text:p>Pez gato puntea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iothrix lutea</text:p>
          </table:table-cell>
          <table:table-cell office:value-type="string">
            <text:p>Leiotrix piquirroj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/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omis gibbosus</text:p>
          </table:table-cell>
          <table:table-cell office:value-type="string">
            <text:p>Perca sol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opterus salmoides</text:p>
          </table:table-cell>
          <table:table-cell office:value-type="string">
            <text:p>Perca american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sgurnus anguillicaudatus</text:p>
          </table:table-cell>
          <table:table-cell office:value-type="string">
            <text:p>Doj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ocastor coypus</text:p>
          </table:table-cell>
          <table:table-cell office:value-type="string">
            <text:p>Coipú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ndatra zibethicus</text:p>
          </table:table-cell>
          <table:table-cell office:value-type="string">
            <text:p>Rata almizcler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xyura jamaicensis</text:p>
          </table:table-cell>
          <table:table-cell office:value-type="string">
            <text:p>Malvasía canel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/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rca fluviatilis</text:p>
          </table:table-cell>
          <table:table-cell office:value-type="string">
            <text:p>Perca europe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rocyon lotor</text:p>
          </table:table-cell>
          <table:table-cell office:value-type="string">
            <text:p>Mapache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seudorasbora parva</text:p>
          </table:table-cell>
          <table:table-cell office:value-type="string">
            <text:p>Gobio de boca súper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sittacula krameri</text:p>
          </table:table-cell>
          <table:table-cell office:value-type="string">
            <text:p>Cotorra de krame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ycnonotus cafer</text:p>
          </table:table-cell>
          <table:table-cell office:value-type="string">
            <text:p>Bulbul cafr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ycnonotus jocosus</text:p>
          </table:table-cell>
          <table:table-cell office:value-type="string">
            <text:p>Bulbul orfe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ttus norvegicus</text:p>
          </table:table-cell>
          <table:table-cell office:value-type="string">
            <text:p>Rata pard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ttus rattus</text:p>
          </table:table-cell>
          <table:table-cell office:value-type="string">
            <text:p>Rata negr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ousettus aegyptiacus</text:p>
          </table:table-cell>
          <table:table-cell office:value-type="string">
            <text:p>Murciélago egipci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utilus rutilus</text:p>
          </table:table-cell>
          <table:table-cell office:value-type="string">
            <text:p>Rutil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/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lvelinus fontinalis</text:p>
          </table:table-cell>
          <table:table-cell office:value-type="string">
            <text:p>Trucha de arroy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/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nder lucioperca</text:p>
          </table:table-cell>
          <table:table-cell office:value-type="string">
            <text:p>Lucioperc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ardinius erythrophthalmus</text:p>
          </table:table-cell>
          <table:table-cell office:value-type="string">
            <text:p>Gardí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ilurus glanis</text:p>
          </table:table-cell>
          <table:table-cell office:value-type="string">
            <text:p>Silur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otacilla alba</text:p>
          </table:table-cell>
          <table:table-cell office:value-type="string">
            <text:p>Aguzanieve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idris alba</text:p>
          </table:table-cell>
          <table:table-cell office:value-type="string">
            <text:p>Correlimos tridácti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yto alba</text:p>
          </table:table-cell>
          <table:table-cell office:value-type="string">
            <text:p>Lechuz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ser albifron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qualius alburnoides</text:p>
          </table:table-cell>
          <table:table-cell office:value-type="string">
            <text:p>Calandin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/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otis alcathoe</text:p>
          </table:table-cell>
          <table:table-cell office:value-type="string">
            <text:p>Murciélago ratonero bigotudo pequeñ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terocles alchata</text:p>
          </table:table-cell>
          <table:table-cell office:value-type="string">
            <text:p>Chur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charadrius alexandrinus</text:p>
          </table:table-cell>
          <table:table-cell office:value-type="string">
            <text:p>Chorlitejo patineg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salamandra algira</text:p>
          </table:table-cell>
          <table:table-cell office:value-type="string">
            <text:p>Salamandra norteafricana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atelerix algirus</text:p>
          </table:table-cell>
          <table:table-cell office:value-type="string">
            <text:p>Erizo morun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sammodromus algirus</text:p>
          </table:table-cell>
          <table:table-cell office:value-type="string">
            <text:p>Lagartija colilarg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losa alos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ontaminación/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idris alpina</text:p>
          </table:table-cell>
          <table:table-cell office:value-type="string">
            <text:p>Correlimos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arentola angustimentalis</text:p>
          </table:table-cell>
          <table:table-cell office:value-type="string">
            <text:p>Perenquén majorer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rix aluco</text:p>
          </table:table-cell>
          <table:table-cell office:value-type="string">
            <text:p>Cárab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rmaronetta angustirostris</text:p>
          </table:table-cell>
          <table:table-cell office:value-type="string">
            <text:p>Cerceta pardill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neomys anomalus</text:p>
          </table:table-cell>
          <table:table-cell office:value-type="string">
            <text:p>Musgaño de cabrer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/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ser anser</text:p>
          </table:table-cell>
          <table:table-cell office:value-type="string">
            <text:p>Ánsar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guilla anguil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ontaminación/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berolacerta aurelioi</text:p>
          </table:table-cell>
          <table:table-cell office:value-type="string">
            <text:p>Lagartija pallares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lecotus auritus</text:p>
          </table:table-cell>
          <table:table-cell office:value-type="string">
            <text:p>Murciélago orejudo dorad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diceps aurit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onella austriaca</text:p>
          </table:table-cell>
          <table:table-cell office:value-type="string">
            <text:p>Culebra lisa europe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lumba bollii</text:p>
          </table:table-cell>
          <table:table-cell office:value-type="string">
            <text:p>Paloma turqué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ylloscopus bonelli</text:p>
          </table:table-cell>
          <table:table-cell office:value-type="string">
            <text:p>Mosquitero papialb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berolacerta bonnali</text:p>
          </table:table-cell>
          <table:table-cell office:value-type="string">
            <text:p>Lagartija pirenaic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lvia borin</text:p>
          </table:table-cell>
          <table:table-cell office:value-type="string">
            <text:p>Curruca mosquite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issotriton boscai</text:p>
          </table:table-cell>
          <table:table-cell office:value-type="string">
            <text:p>Tritón ibéric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therina boy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ontaminación/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rthia brachydactyla</text:p>
          </table:table-cell>
          <table:table-cell office:value-type="string">
            <text:p>Agateador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andrella brachydactyla</text:p>
          </table:table-cell>
          <table:table-cell office:value-type="string">
            <text:p>Terrer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rops apiaster</text:p>
          </table:table-cell>
          <table:table-cell office:value-type="string">
            <text:p>Abejaru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rnis apivorus</text:p>
          </table:table-cell>
          <table:table-cell office:value-type="string">
            <text:p>Abejero europe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luvialis apricaria</text:p>
          </table:table-cell>
          <table:table-cell office:value-type="string">
            <text:p>Chorlito dor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us apus</text:p>
          </table:table-cell>
          <table:table-cell office:value-type="string">
            <text:p>Guirri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llus aquaticus</text:p>
          </table:table-cell>
          <table:table-cell office:value-type="string">
            <text:p>Rascón europe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orex araneus</text:p>
          </table:table-cell>
          <table:table-cell office:value-type="string">
            <text:p>Musaraña bicolor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berolacerta aranica</text:p>
          </table:table-cell>
          <table:table-cell office:value-type="string">
            <text:p>Lagartija aranes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ullula arborea</text:p>
          </table:table-cell>
          <table:table-cell office:value-type="string">
            <text:p>Alondra totoví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hondrostoma arcasii</text:p>
          </table:table-cell>
          <table:table-cell office:value-type="string">
            <text:p>Bermejuel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/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ursus arctos</text:p>
          </table:table-cell>
          <table:table-cell office:value-type="string">
            <text:p>Oso pard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pérdida de hábitat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gulosus aristoteli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otriton arnoldi</text:p>
          </table:table-cell>
          <table:table-cell office:value-type="string">
            <text:p>Tritón del montseny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numenius arquata</text:p>
          </table:table-cell>
          <table:table-cell office:value-type="string">
            <text:p>Zarapito re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parachondrostoma arrigonis</text:p>
          </table:table-cell>
          <table:table-cell office:value-type="string">
            <text:p>Loin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/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rocephalus arundinaceus</text:p>
          </table:table-cell>
          <table:table-cell office:value-type="string">
            <text:p>Carricero tord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otus arvalis</text:p>
          </table:table-cell>
          <table:table-cell office:value-type="string">
            <text:p>Topillo campesin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auda arvensis</text:p>
          </table:table-cell>
          <table:table-cell office:value-type="string">
            <text:p>Alondr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otriton asper</text:p>
          </table:table-cell>
          <table:table-cell office:value-type="string">
            <text:p>Tritón pirenaic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vipera aspis</text:p>
          </table:table-cell>
          <table:table-cell office:value-type="string">
            <text:p>Víbora áspid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strilda astrild</text:p>
          </table:table-cell>
          <table:table-cell office:value-type="string">
            <text:p>Estrild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llotia atlantica</text:p>
          </table:table-cell>
          <table:table-cell office:value-type="string">
            <text:p>Lagarto atlántic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ulica atra</text:p>
          </table:table-cell>
          <table:table-cell office:value-type="string">
            <text:p>Foch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gnus atratus</text:p>
          </table:table-cell>
          <table:table-cell office:value-type="string">
            <text:p>Cisne neg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lvia atricapilla</text:p>
          </table:table-cell>
          <table:table-cell office:value-type="string">
            <text:p>Curruca capirotad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cedo atthis</text:p>
          </table:table-cell>
          <table:table-cell office:value-type="string">
            <text:p>Martín pescado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ttus aturi</text:p>
          </table:table-cell>
          <table:table-cell office:value-type="string">
            <text:p>Burtain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/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llotia auaritae</text:p>
          </table:table-cell>
          <table:table-cell office:value-type="string">
            <text:p>Lagarto gigante de la palm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lecotus austriacus</text:p>
          </table:table-cell>
          <table:table-cell office:value-type="string">
            <text:p>Murciélago orejudo gris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ecurvirostra avosetta</text:p>
          </table:table-cell>
          <table:table-cell office:value-type="string">
            <text:p>Avocet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hanius baeticus</text:p>
          </table:table-cell>
          <table:table-cell office:value-type="string">
            <text:p>Fartet atlántic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/pérdida de hábitat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alectoris barbara</text:p>
          </table:table-cell>
          <table:table-cell office:value-type="string">
            <text:p>Perdiz moru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rbastella barbastellus</text:p>
          </table:table-cell>
          <table:table-cell office:value-type="string">
            <text:p>Barbastel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rbatula barbatula</text:p>
          </table:table-cell>
          <table:table-cell office:value-type="string">
            <text:p>Locha de río europe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/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ypaetus barbatus</text:p>
          </table:table-cell>
          <table:table-cell office:value-type="string">
            <text:p>Quebrantahueso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/caza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pycnonotus barbatus</text:p>
          </table:table-cell>
          <table:table-cell office:value-type="string">
            <text:p>Bulbul naranje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otis bechsteinii</text:p>
          </table:table-cell>
          <table:table-cell office:value-type="string">
            <text:p>Murciélago ratonero forestal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chalcides bedriagai</text:p>
          </table:table-cell>
          <table:table-cell office:value-type="string">
            <text:p>Eslizón ibéric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halasseus bengalensis</text:p>
          </table:table-cell>
          <table:table-cell office:value-type="string">
            <text:p>Charrán bengalí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thus berthelotii</text:p>
          </table:table-cell>
          <table:table-cell office:value-type="string">
            <text:p>Bisbita camine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nurus biarmicus</text:p>
          </table:table-cell>
          <table:table-cell office:value-type="string">
            <text:p>Bigotu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certa bilineata</text:p>
          </table:table-cell>
          <table:table-cell office:value-type="string">
            <text:p>Lagarto verde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sammodromus blanci</text:p>
          </table:table-cell>
          <table:table-cell office:value-type="string">
            <text:p>Lagartija tunecin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otis blythii</text:p>
          </table:table-cell>
          <table:table-cell office:value-type="string">
            <text:p>Murciélago ratonero median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uciobarbus bocagei</text:p>
          </table:table-cell>
          <table:table-cell office:value-type="string">
            <text:p>Barbo común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darcis bocagei</text:p>
          </table:table-cell>
          <table:table-cell office:value-type="string">
            <text:p>Lagartija de bocage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arentola boettgeri</text:p>
          </table:table-cell>
          <table:table-cell office:value-type="string">
            <text:p>Perenquén de boettger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llotia bravoana</text:p>
          </table:table-cell>
          <table:table-cell office:value-type="string">
            <text:p>Lagarto gigante de la gomer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maeleo chamaeleon</text:p>
          </table:table-cell>
          <table:table-cell office:value-type="string">
            <text:p>Camaleón común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llinula chloropus</text:p>
          </table:table-cell>
          <table:table-cell office:value-type="string">
            <text:p>Gallinet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quila chrysaetos</text:p>
          </table:table-cell>
          <table:table-cell office:value-type="string">
            <text:p>Águila re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mberiza cia</text:p>
          </table:table-cell>
          <table:table-cell office:value-type="string">
            <text:p>Escribano montesi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iconia ciconia</text:p>
          </table:table-cell>
          <table:table-cell office:value-type="string">
            <text:p>Cigüeña blanc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inclus cinclus</text:p>
          </table:table-cell>
          <table:table-cell office:value-type="string">
            <text:p>Mirlo acuát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dea cinerea</text:p>
          </table:table-cell>
          <table:table-cell office:value-type="string">
            <text:p>Garza re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otacilla cinerea</text:p>
          </table:table-cell>
          <table:table-cell office:value-type="string">
            <text:p>Lavandera cascadeñ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lanus cinereus</text:p>
          </table:table-cell>
          <table:table-cell office:value-type="string">
            <text:p>Culebrilla cieg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mberiza cirlus</text:p>
          </table:table-cell>
          <table:table-cell office:value-type="string">
            <text:p>Escribano de garganta neg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ytes cisternasii</text:p>
          </table:table-cell>
          <table:table-cell office:value-type="string">
            <text:p>Sapo partero ibéric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mberiza citrinella</text:p>
          </table:table-cell>
          <table:table-cell office:value-type="string">
            <text:p>Escribano ceril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croprotodon brevis</text:p>
          </table:table-cell>
          <table:table-cell office:value-type="string">
            <text:p>Culebra de cogulla occidental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ubo bubo</text:p>
          </table:table-cell>
          <table:table-cell office:value-type="string">
            <text:p>Búho re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uteo buteo</text:p>
          </table:table-cell>
          <table:table-cell office:value-type="string">
            <text:p>Busardo ratone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lanus caeruleus</text:p>
          </table:table-cell>
          <table:table-cell office:value-type="string">
            <text:p>Elanio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llotia caesaris</text:p>
          </table:table-cell>
          <table:table-cell office:value-type="string">
            <text:p>Lagarto de lehrs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us caffer</text:p>
          </table:table-cell>
          <table:table-cell office:value-type="string">
            <text:p>Vencejo cafr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nocorypha calandra</text:p>
          </table:table-cell>
          <table:table-cell office:value-type="string">
            <text:p>Calandri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mberiza calandra</text:p>
          </table:table-cell>
          <table:table-cell office:value-type="string">
            <text:p>Escribano trigue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bitis calderoni</text:p>
          </table:table-cell>
          <table:table-cell office:value-type="string">
            <text:p>Lamprehuel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thus campestris</text:p>
          </table:table-cell>
          <table:table-cell office:value-type="string">
            <text:p>Bisbita campestr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erinus canaria</text:p>
          </table:table-cell>
          <table:table-cell office:value-type="string">
            <text:p>Serín canari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rocidura canariensis</text:p>
          </table:table-cell>
          <table:table-cell office:value-type="string">
            <text:p>Musaraña canari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phylloscopus canariensis</text:p>
          </table:table-cell>
          <table:table-cell office:value-type="string">
            <text:p>Mosquitero canari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culus canorus</text:p>
          </table:table-cell>
          <table:table-cell office:value-type="string">
            <text:p>Cu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idris canutus</text:p>
          </table:table-cell>
          <table:table-cell office:value-type="string">
            <text:p>Correlimos gor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otis capaccinii</text:p>
          </table:table-cell>
          <table:table-cell office:value-type="string">
            <text:p>Murciélago patud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preolus capreolus</text:p>
          </table:table-cell>
          <table:table-cell office:value-type="string">
            <text:p>Corz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alacrocorax carbo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darcis carbonelli</text:p>
          </table:table-cell>
          <table:table-cell office:value-type="string">
            <text:p>Lagartija de carbonell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duelis carduelis</text:p>
          </table:table-cell>
          <table:table-cell office:value-type="string">
            <text:p>Jilguero europe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etta caretta</text:p>
          </table:table-cell>
          <table:table-cell office:value-type="string">
            <text:p>Tortuga boba</text:p>
          </table:table-cell>
          <table:table-cell office:value-type="string">
            <text:p>reptil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cyprinus carpio</text:p>
          </table:table-cell>
          <table:table-cell office:value-type="string">
            <text:p>Carpa común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egithalos caudatus</text:p>
          </table:table-cell>
          <table:table-cell office:value-type="string">
            <text:p>Mit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ttia cetti</text:p>
          </table:table-cell>
          <table:table-cell office:value-type="string">
            <text:p>Cetia ruiseño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ngnathus abast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sterosteus acule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as acuta</text:p>
          </table:table-cell>
          <table:table-cell office:value-type="string">
            <text:p>Ánade rabu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quila adalberti</text:p>
          </table:table-cell>
          <table:table-cell office:value-type="string">
            <text:p>Águila imperial ibéric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En Peligro</text:p>
          </table:table-cell>
          <table:table-cell office:value-type="string">
            <text:p>Caza ilegal</text:p>
          </table:table-cell>
          <table:table-cell office:value-type="string">
            <text:p>Montañas y bosques</text:p>
          </table:table-cell>
          <table:table-cell table:number-columns-repeated="1015"/>
        </table:table-row>
        <table:table-row table:style-name="ro2">
          <table:table-cell office:value-type="string">
            <text:p>alopochen aegyptiaca</text:p>
          </table:table-cell>
          <table:table-cell office:value-type="string">
            <text:p>Ganso del ni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ircus aeruginosus</text:p>
          </table:table-cell>
          <table:table-cell office:value-type="string">
            <text:p>Aguilucho lagunero occident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plectes afer</text:p>
          </table:table-cell>
          <table:table-cell office:value-type="string">
            <text:p>Obispo coronigual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us affinis</text:p>
          </table:table-cell>
          <table:table-cell office:value-type="string">
            <text:p>Vencejo mo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certa agilis</text:p>
          </table:table-cell>
          <table:table-cell office:value-type="string">
            <text:p>Lagarto ágil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coccothraustes coccothraustes</text:p>
          </table:table-cell>
          <table:table-cell office:value-type="string">
            <text:p>Picogor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ringilla coeleb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lcides coeruleopunctatus</text:p>
          </table:table-cell>
          <table:table-cell office:value-type="string">
            <text:p>Lisa de salvador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asianus colchicus</text:p>
          </table:table-cell>
          <table:table-cell office:value-type="string">
            <text:p>Faisán vulga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runella collaris</text:p>
          </table:table-cell>
          <table:table-cell office:value-type="string">
            <text:p>Acentor alpi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nius collurio</text:p>
          </table:table-cell>
          <table:table-cell office:value-type="string">
            <text:p>Alcaudón dorsirroj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ylloscopus collybita</text:p>
          </table:table-cell>
          <table:table-cell office:value-type="string">
            <text:p>Mosquitero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lcides colosii</text:p>
          </table:table-cell>
          <table:table-cell office:value-type="string">
            <text:p>Eslizón rifeñ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alco columbarius</text:p>
          </table:table-cell>
          <table:table-cell office:value-type="string">
            <text:p>Esmerejó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uciobarbus comizo</text:p>
          </table:table-cell>
          <table:table-cell office:value-type="string">
            <text:p>Barbo comiz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vus corax</text:p>
          </table:table-cell>
          <table:table-cell office:value-type="string">
            <text:p>Cuervo grand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orex coronatus</text:p>
          </table:table-cell>
          <table:table-cell office:value-type="string">
            <text:p>Musaraña tricolor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vus corone</text:p>
          </table:table-cell>
          <table:table-cell office:value-type="string">
            <text:p>Corneja neg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turnix coturnix</text:p>
          </table:table-cell>
          <table:table-cell office:value-type="string">
            <text:p>Codorniz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as crecca</text:p>
          </table:table-cell>
          <table:table-cell office:value-type="string">
            <text:p>Cercet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ulica cristata</text:p>
          </table:table-cell>
          <table:table-cell office:value-type="string">
            <text:p>Focha cornuda o moru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galerida cristata</text:p>
          </table:table-cell>
          <table:table-cell office:value-type="string">
            <text:p>Cogujad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lobates cultripes</text:p>
          </table:table-cell>
          <table:table-cell office:value-type="string">
            <text:p>Desconocid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rsorius cursor</text:p>
          </table:table-cell>
          <table:table-cell office:value-type="string">
            <text:p>Corredor sahari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loxia curvirostra</text:p>
          </table:table-cell>
          <table:table-cell office:value-type="string">
            <text:p>Piquituert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ircus cyaneus</text:p>
          </table:table-cell>
          <table:table-cell office:value-type="string">
            <text:p>Aguilucho pál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berolacerta cyreni</text:p>
          </table:table-cell>
          <table:table-cell office:value-type="string">
            <text:p>Lagartija carpetan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xicola dacotiae</text:p>
          </table:table-cell>
          <table:table-cell office:value-type="string">
            <text:p>Tarabilla canari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rana dalmatina</text:p>
          </table:table-cell>
          <table:table-cell office:value-type="string">
            <text:p>Rana ágil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dama dama</text:p>
          </table:table-cell>
          <table:table-cell office:value-type="string">
            <text:p>Gam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otis daubentonii</text:p>
          </table:table-cell>
          <table:table-cell office:value-type="string">
            <text:p>Murciélago de ribera o ribereñ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cropis daurica</text:p>
          </table:table-cell>
          <table:table-cell office:value-type="string">
            <text:p>Golondrina dáuric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reptopelia decaocto</text:p>
          </table:table-cell>
          <table:table-cell office:value-type="string">
            <text:p>Tórtola turc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arentola delalandii</text:p>
          </table:table-cell>
          <table:table-cell office:value-type="string">
            <text:p>Perenquén común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ytes dickhilleni</text:p>
          </table:table-cell>
          <table:table-cell office:value-type="string">
            <text:p>Sapo partero bétic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onectris diomede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sser domesticus</text:p>
          </table:table-cell>
          <table:table-cell office:value-type="string">
            <text:p>Gorrión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radrius dubius</text:p>
          </table:table-cell>
          <table:table-cell office:value-type="string">
            <text:p>Chorlitejo ch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ersophilus duponti</text:p>
          </table:table-cell>
          <table:table-cell office:value-type="string">
            <text:p>Alondra de dupont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seudochondrostoma duriense</text:p>
          </table:table-cell>
          <table:table-cell office:value-type="string">
            <text:p>Boga del duer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rvus elaphus</text:p>
          </table:table-cell>
          <table:table-cell office:value-type="string">
            <text:p>Cierv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alco eleonorae</text:p>
          </table:table-cell>
          <table:table-cell office:value-type="string">
            <text:p>Halcón de eleono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otis emarginatus</text:p>
          </table:table-cell>
          <table:table-cell office:value-type="string">
            <text:p>Murciélago de geoffroy o de oreja partid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upupa epops</text:p>
          </table:table-cell>
          <table:table-cell office:value-type="string">
            <text:p>Abubill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ustela erminea</text:p>
          </table:table-cell>
          <table:table-cell office:value-type="string">
            <text:p>Armiñ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nga erythropus</text:p>
          </table:table-cell>
          <table:table-cell office:value-type="string">
            <text:p>Archibebe oscu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anthodactylus erythrurus</text:p>
          </table:table-cell>
          <table:table-cell office:value-type="string">
            <text:p>Lagartija colirroj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uncus etruscus</text:p>
          </table:table-cell>
          <table:table-cell office:value-type="string">
            <text:p>Musgaño pequeñ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itta europaea</text:p>
          </table:table-cell>
          <table:table-cell office:value-type="string">
            <text:p>Trepador azu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rinaceus europaeus</text:p>
          </table:table-cell>
          <table:table-cell office:value-type="string">
            <text:p>Erizo europe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us europaeus</text:p>
          </table:table-cell>
          <table:table-cell office:value-type="string">
            <text:p>Liebre europe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primulgus europaeus</text:p>
          </table:table-cell>
          <table:table-cell office:value-type="string">
            <text:p>Chotacabras europe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hinolophus euryale</text:p>
          </table:table-cell>
          <table:table-cell office:value-type="string">
            <text:p>Murciélago de herradura mediterráne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lanius excubitor</text:p>
          </table:table-cell>
          <table:table-cell office:value-type="string">
            <text:p>Alcaudón norteñ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legadis falcinellus</text:p>
          </table:table-cell>
          <table:table-cell office:value-type="string">
            <text:p>Morit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osa falla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rthia familiaris</text:p>
          </table:table-cell>
          <table:table-cell office:value-type="string">
            <text:p>Agateador euroasiát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hanius fasci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ythya ferina</text:p>
          </table:table-cell>
          <table:table-cell office:value-type="string">
            <text:p>Porrón europe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adorna ferruginea</text:p>
          </table:table-cell>
          <table:table-cell office:value-type="string">
            <text:p>Tarro cane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idris ferruginea</text:p>
          </table:table-cell>
          <table:table-cell office:value-type="string">
            <text:p>Correlimos zarapití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hinolophus ferrumequinum</text:p>
          </table:table-cell>
          <table:table-cell office:value-type="string">
            <text:p>Murciélago grande de herradur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asio flammeus</text:p>
          </table:table-cell>
          <table:table-cell office:value-type="string">
            <text:p>Búho campestr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otacilla flava</text:p>
          </table:table-cell>
          <table:table-cell office:value-type="string">
            <text:p>Lavandera boye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lariopsis fluviatilis</text:p>
          </table:table-cell>
          <table:table-cell office:value-type="string">
            <text:p>Blenio de rí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omys fodiens</text:p>
          </table:table-cell>
          <table:table-cell office:value-type="string">
            <text:p>Musgaño patiblanc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rtes foina</text:p>
          </table:table-cell>
          <table:table-cell office:value-type="string">
            <text:p>Garduñ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guis fragilis</text:p>
          </table:table-cell>
          <table:table-cell office:value-type="string">
            <text:p>Lución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vus frugilegus</text:p>
          </table:table-cell>
          <table:table-cell office:value-type="string">
            <text:p>Graj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ythya fuligula</text:p>
          </table:table-cell>
          <table:table-cell office:value-type="string">
            <text:p>Porrón moñu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yps fulvus</text:p>
          </table:table-cell>
          <table:table-cell office:value-type="string">
            <text:p>Buitre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egolius funereus</text:p>
          </table:table-cell>
          <table:table-cell office:value-type="string">
            <text:p>Lechuza de tengmalm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cercotrichas galactotes</text:p>
          </table:table-cell>
          <table:table-cell office:value-type="string">
            <text:p>Alzacol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iberolacerta galani</text:p>
          </table:table-cell>
          <table:table-cell office:value-type="string">
            <text:p>Lagartija leones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scoglossus galganoi</text:p>
          </table:table-cell>
          <table:table-cell office:value-type="string">
            <text:p>Desconocid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ircaetus gallicus</text:p>
          </table:table-cell>
          <table:table-cell office:value-type="string">
            <text:p>Águila culebre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llinago gallinago</text:p>
          </table:table-cell>
          <table:table-cell office:value-type="string">
            <text:p>Agachadiz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llotia galloti</text:p>
          </table:table-cell>
          <table:table-cell office:value-type="string">
            <text:p>Lagarto tizón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acias garrulus</text:p>
          </table:table-cell>
          <table:table-cell office:value-type="string">
            <text:p>Carrac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gretta garzetta</text:p>
          </table:table-cell>
          <table:table-cell office:value-type="string">
            <text:p>Garcet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enetta genetta</text:p>
          </table:table-cell>
          <table:table-cell office:value-type="string">
            <text:p>Ginet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cipiter gentilis</text:p>
          </table:table-cell>
          <table:table-cell office:value-type="string">
            <text:p>Azo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otus pyrenaicus</text:p>
          </table:table-cell>
          <table:table-cell office:value-type="string">
            <text:p>Topillo pirenaic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tlantoxerus getulus</text:p>
          </table:table-cell>
          <table:table-cell office:value-type="string">
            <text:p>Ardilla morun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onella girondica</text:p>
          </table:table-cell>
          <table:table-cell office:value-type="string">
            <text:p>Culebra lisa meridional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ucanetes githagineus</text:p>
          </table:table-cell>
          <table:table-cell office:value-type="string">
            <text:p>Camachuelo trompete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rrulus glandarius</text:p>
          </table:table-cell>
          <table:table-cell office:value-type="string">
            <text:p>Arrendajo euroasiát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lamator glandarius</text:p>
          </table:table-cell>
          <table:table-cell office:value-type="string">
            <text:p>Cría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nga glareola</text:p>
          </table:table-cell>
          <table:table-cell office:value-type="string">
            <text:p>Andarríos bastar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lis glis</text:p>
          </table:table-cell>
          <table:table-cell office:value-type="string">
            <text:p>Lirón gris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arentola gomerensis</text:p>
          </table:table-cell>
          <table:table-cell office:value-type="string">
            <text:p>Perenquén gomer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yrrhocorax graculus</text:p>
          </table:table-cell>
          <table:table-cell office:value-type="string">
            <text:p>Chova piquiguald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estudo graeca</text:p>
          </table:table-cell>
          <table:table-cell office:value-type="string">
            <text:p>Tortuga mor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luciobarbus graellsii</text:p>
          </table:table-cell>
          <table:table-cell office:value-type="string">
            <text:p>Barbo de graells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orex granarius</text:p>
          </table:table-cell>
          <table:table-cell office:value-type="string">
            <text:p>Musaraña ibéric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uciobarbus guiraonis</text:p>
          </table:table-cell>
          <table:table-cell office:value-type="string">
            <text:p>Barbo mediterráne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rbus haasi</text:p>
          </table:table-cell>
          <table:table-cell office:value-type="string">
            <text:p>Barbo colirroj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ndion haliaetus</text:p>
          </table:table-cell>
          <table:table-cell office:value-type="string">
            <text:p>Águila pescado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lissotriton helveticus</text:p>
          </table:table-cell>
          <table:table-cell office:value-type="string">
            <text:p>Tritón palmead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estudo hermanni</text:p>
          </table:table-cell>
          <table:table-cell office:value-type="string">
            <text:p>Tortuga mediterrane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Vulnerable</text:p>
          </table:table-cell>
          <table:table-cell office:value-type="string">
            <text:p>Destrucción de hábitat</text:p>
          </table:table-cell>
          <table:table-cell office:value-type="string">
            <text:p>Matorrales y zonas rocosas</text:p>
          </table:table-cell>
          <table:table-cell table:number-columns-repeated="1015"/>
        </table:table-row>
        <table:table-row table:style-name="ro2">
          <table:table-cell office:value-type="string">
            <text:p>charadrius hiaticula</text:p>
          </table:table-cell>
          <table:table-cell office:value-type="string">
            <text:p>Chorlitejo grand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imantopus himantopus</text:p>
          </table:table-cell>
          <table:table-cell office:value-type="string">
            <text:p>Cigüeñuel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emorrhois hippocrepis</text:p>
          </table:table-cell>
          <table:table-cell office:value-type="string">
            <text:p>Culebra de herradur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hinolophus hipposideros</text:p>
          </table:table-cell>
          <table:table-cell office:value-type="string">
            <text:p>Murciélago pequeño de herradur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enanthe hispanica</text:p>
          </table:table-cell>
          <table:table-cell office:value-type="string">
            <text:p>Collalba rubi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aecypris hispanica</text:p>
          </table:table-cell>
          <table:table-cell office:value-type="string">
            <text:p>Jarabug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valencia hispanica</text:p>
          </table:table-cell>
          <table:table-cell office:value-type="string">
            <text:p>Samaruc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podarcis hispanicus</text:p>
          </table:table-cell>
          <table:table-cell office:value-type="string">
            <text:p>Lagartija ibéric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sammodromus hispanicus</text:p>
          </table:table-cell>
          <table:table-cell office:value-type="string">
            <text:p>Lagartija cenicient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sser hispaniolensis</text:p>
          </table:table-cell>
          <table:table-cell office:value-type="string">
            <text:p>Gorrión moru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ttus hispaniolensis</text:p>
          </table:table-cell>
          <table:table-cell office:value-type="string">
            <text:p>Burtain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mberiza hortulana</text:p>
          </table:table-cell>
          <table:table-cell office:value-type="string">
            <text:p>Escribano hortel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ucho hucho</text:p>
          </table:table-cell>
          <table:table-cell office:value-type="string">
            <text:p>Salmón del danubi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icedula hypoleuca</text:p>
          </table:table-cell>
          <table:table-cell office:value-type="string">
            <text:p>Papamoscas cerrojil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titis hypoleucos</text:p>
          </table:table-cell>
          <table:table-cell office:value-type="string">
            <text:p>Andarríos ch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na iberica</text:p>
          </table:table-cell>
          <table:table-cell office:value-type="string">
            <text:p>Rana patilarga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En Peligro</text:p>
          </table:table-cell>
          <table:table-cell office:value-type="string">
            <text:p>Contaminación de ríos</text:p>
          </table:table-cell>
          <table:table-cell office:value-type="string">
            <text:p>Ríos y arroyos</text:p>
          </table:table-cell>
          <table:table-cell table:number-columns-repeated="1015"/>
        </table:table-row>
        <table:table-row table:style-name="ro2">
          <table:table-cell office:value-type="string">
            <text:p>phylloscopus ibericus</text:p>
          </table:table-cell>
          <table:table-cell office:value-type="string">
            <text:p>Mosquitero ibér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lodytes ibericus</text:p>
          </table:table-cell>
          <table:table-cell office:value-type="string">
            <text:p>Sapillo moteado ibéric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hanius iberus</text:p>
          </table:table-cell>
          <table:table-cell office:value-type="string">
            <text:p>Fartet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bubulcus ibis</text:p>
          </table:table-cell>
          <table:table-cell office:value-type="string">
            <text:p>Garcilla bueye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erpestes ichneumon</text:p>
          </table:table-cell>
          <table:table-cell office:value-type="string">
            <text:p>Meloncill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egulus ignicapilla</text:p>
          </table:table-cell>
          <table:table-cell office:value-type="string">
            <text:p>Reyezuelo list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iguana iguana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retmochelys imbricata</text:p>
          </table:table-cell>
          <table:table-cell office:value-type="string">
            <text:p>Tortuga carey</text:p>
          </table:table-cell>
          <table:table-cell office:value-type="string">
            <text:p>reptil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llotia intermedia</text:p>
          </table:table-cell>
          <table:table-cell office:value-type="string">
            <text:p>Lagarto canario motea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arenaria interpres</text:p>
          </table:table-cell>
          <table:table-cell office:value-type="string">
            <text:p>Vuelvepiedra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isticola juncidis</text:p>
          </table:table-cell>
          <table:table-cell office:value-type="string">
            <text:p>Buitró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lumba junoniae</text:p>
          </table:table-cell>
          <table:table-cell office:value-type="string">
            <text:p>Paloma rabich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lepidochelys kempii</text:p>
          </table:table-cell>
          <table:table-cell office:value-type="string">
            <text:p>Tortuga iora</text:p>
          </table:table-cell>
          <table:table-cell office:value-type="string">
            <text:p>reptil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ipistrellus kuhlii</text:p>
          </table:table-cell>
          <table:table-cell office:value-type="string">
            <text:p>Murciélago de borde clar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qualius laietanus</text:p>
          </table:table-cell>
          <table:table-cell office:value-type="string">
            <text:p>Bagr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imosa lapponica</text:p>
          </table:table-cell>
          <table:table-cell office:value-type="string">
            <text:p>Aguja colipint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yctalus lasiopterus</text:p>
          </table:table-cell>
          <table:table-cell office:value-type="string">
            <text:p>Nóctulo gigante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vipera latastei</text:p>
          </table:table-cell>
          <table:table-cell office:value-type="string">
            <text:p>Víbora hocicud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yctalus leisleri</text:p>
          </table:table-cell>
          <table:table-cell office:value-type="string">
            <text:p>Nóctulo menor o pequeñ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berochondrostoma lemmingii</text:p>
          </table:table-cell>
          <table:table-cell office:value-type="string">
            <text:p>Pardill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imon lepidus</text:p>
          </table:table-cell>
          <table:table-cell office:value-type="string">
            <text:p>Lagarto ocela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uremys leprosa</text:p>
          </table:table-cell>
          <table:table-cell office:value-type="string">
            <text:p>Galápago lepros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xyura leucocephala</text:p>
          </table:table-cell>
          <table:table-cell office:value-type="string">
            <text:p>Malvasí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platalea leucorodia</text:p>
          </table:table-cell>
          <table:table-cell office:value-type="string">
            <text:p>Espátul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endrocopos leucotos</text:p>
          </table:table-cell>
          <table:table-cell office:value-type="string">
            <text:p>Pico dorsiblan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oenanthe leucura</text:p>
          </table:table-cell>
          <table:table-cell office:value-type="string">
            <text:p>Collalba neg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darcis lilfordi</text:p>
          </table:table-cell>
          <table:table-cell office:value-type="string">
            <text:p>Lagartija balear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imosa limosa</text:p>
          </table:table-cell>
          <table:table-cell office:value-type="string">
            <text:p>Aguja colineg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darcis liolepis</text:p>
          </table:table-cell>
          <table:table-cell office:value-type="string">
            <text:p>Lagartija pard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lumba livia</text:p>
          </table:table-cell>
          <table:table-cell office:value-type="string">
            <text:p>Paloma braví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zamenis longissimus</text:p>
          </table:table-cell>
          <table:table-cell office:value-type="string">
            <text:p>Culebra de esculapi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bio lozanoi</text:p>
          </table:table-cell>
          <table:table-cell office:value-type="string">
            <text:p>Gobi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nis lupus</text:p>
          </table:table-cell>
          <table:table-cell office:value-type="string">
            <text:p>Lob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ocustella luscinioides</text:p>
          </table:table-cell>
          <table:table-cell office:value-type="string">
            <text:p>Buscarla unicolo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ioglossa lusitanica</text:p>
          </table:table-cell>
          <table:table-cell office:value-type="string">
            <text:p>Salamandra rabilarga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microtus lusitanicus</text:p>
          </table:table-cell>
          <table:table-cell office:value-type="string">
            <text:p>Topillo lusitan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utra lutra</text:p>
          </table:table-cell>
          <table:table-cell office:value-type="string">
            <text:p>Nutri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ustela lutreola</text:p>
          </table:table-cell>
          <table:table-cell office:value-type="string">
            <text:p>Visón europe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plecotus macrobullaris</text:p>
          </table:table-cell>
          <table:table-cell office:value-type="string">
            <text:p>Murciélago orejudo alpin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ipistrellus maderensis</text:p>
          </table:table-cell>
          <table:table-cell office:value-type="string">
            <text:p>Murciálago de madeir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endrocopos major</text:p>
          </table:table-cell>
          <table:table-cell office:value-type="string">
            <text:p>Pico picapino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us major</text:p>
          </table:table-cell>
          <table:table-cell office:value-type="string">
            <text:p>Carbonero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gyroides hidalgoi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tromyzon marinus</text:p>
          </table:table-cell>
          <table:table-cell office:value-type="string">
            <text:p>Lamprea marina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turus marmoratus</text:p>
          </table:table-cell>
          <table:table-cell office:value-type="string">
            <text:p>Tritón jaspead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armota marmota</text:p>
          </table:table-cell>
          <table:table-cell office:value-type="string">
            <text:p>Marmota alpin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artes martes</text:p>
          </table:table-cell>
          <table:table-cell office:value-type="string">
            <text:p>Mart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berolacerta martinezricai</text:p>
          </table:table-cell>
          <table:table-cell office:value-type="string">
            <text:p>Lagartija batuec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ryocopus martius</text:p>
          </table:table-cell>
          <table:table-cell office:value-type="string">
            <text:p>Picamaderos neg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atrix maura</text:p>
          </table:table-cell>
          <table:table-cell office:value-type="string">
            <text:p>Culebra viperin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uffinus mauretanicus</text:p>
          </table:table-cell>
          <table:table-cell office:value-type="string">
            <text:p>Pardela balear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tarentola mauritanica</text:p>
          </table:table-cell>
          <table:table-cell office:value-type="string">
            <text:p>Salamanquesa común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urodactylus mauritanicus</text:p>
          </table:table-cell>
          <table:table-cell office:value-type="string">
            <text:p>Geco magrebí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croprotodon mauritanicus</text:p>
          </table:table-cell>
          <table:table-cell office:value-type="string">
            <text:p>Culebra de cogulla argelin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uscinia megarhynchos</text:p>
          </table:table-cell>
          <table:table-cell office:value-type="string">
            <text:p>Ruiseñor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hinolophus mehelyi</text:p>
          </table:table-cell>
          <table:table-cell office:value-type="string">
            <text:p>Murciélago mediano de herradur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acrocephalus melanopogon</text:p>
          </table:table-cell>
          <table:table-cell office:value-type="string">
            <text:p>Carricerín re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es meles</text:p>
          </table:table-cell>
          <table:table-cell office:value-type="string">
            <text:p>Tejón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strilda melpoda</text:p>
          </table:table-cell>
          <table:table-cell office:value-type="string">
            <text:p>Estrilda carinaranj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la meridionalis</text:p>
          </table:table-cell>
          <table:table-cell office:value-type="string">
            <text:p>Ranita meridional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rbus meridionalis</text:p>
          </table:table-cell>
          <table:table-cell office:value-type="string">
            <text:p>Barbo de montañ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urdus merul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uciobarbus microcephalus</text:p>
          </table:table-cell>
          <table:table-cell office:value-type="string">
            <text:p>Barbo cabecicort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achondrostoma miegii</text:p>
          </table:table-cell>
          <table:table-cell office:value-type="string">
            <text:p>Madrill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lvus migrans</text:p>
          </table:table-cell>
          <table:table-cell office:value-type="string">
            <text:p>Milano neg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lvus milvus</text:p>
          </table:table-cell>
          <table:table-cell office:value-type="string">
            <text:p>Milano re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lymnocryptes minimus</text:p>
          </table:table-cell>
          <table:table-cell office:value-type="string">
            <text:p>Agachadiza chic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nius minor</text:p>
          </table:table-cell>
          <table:table-cell office:value-type="string">
            <text:p>Alcaudón ch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calidris minuta</text:p>
          </table:table-cell>
          <table:table-cell office:value-type="string">
            <text:p>Correlimos menu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orex minutus</text:p>
          </table:table-cell>
          <table:table-cell office:value-type="string">
            <text:p>Musaraña pequeñ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xobrychus minutus</text:p>
          </table:table-cell>
          <table:table-cell office:value-type="string">
            <text:p>Avetoril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runella modularis</text:p>
          </table:table-cell>
          <table:table-cell office:value-type="string">
            <text:p>Acentor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onachus monachus</text:p>
          </table:table-cell>
          <table:table-cell office:value-type="string">
            <text:p>Foca monje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aegypius monachus</text:p>
          </table:table-cell>
          <table:table-cell office:value-type="string">
            <text:p>Buitre neg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corvus monedula</text:p>
          </table:table-cell>
          <table:table-cell office:value-type="string">
            <text:p>Grajilla occident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lpolon monspessulanus</text:p>
          </table:table-cell>
          <table:table-cell office:value-type="string">
            <text:p>Culebra bastard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sser montanus</text:p>
          </table:table-cell>
          <table:table-cell office:value-type="string">
            <text:p>Gorrión moline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berolacerta monticola</text:p>
          </table:table-cell>
          <table:table-cell office:value-type="string">
            <text:p>Lagartija serran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radrius morinellus</text:p>
          </table:table-cell>
          <table:table-cell office:value-type="string">
            <text:p>Chorlito carambo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ytes muletensis</text:p>
          </table:table-cell>
          <table:table-cell office:value-type="string">
            <text:p>Ferreret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eliomys munbyanus</text:p>
          </table:table-cell>
          <table:table-cell office:value-type="string">
            <text:p>Lirón careto magrebí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darcis muralis</text:p>
          </table:table-cell>
          <table:table-cell office:value-type="string">
            <text:p>Lagartija roquer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ichodroma muraria</text:p>
          </table:table-cell>
          <table:table-cell office:value-type="string">
            <text:p>Treparrisco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gopus muta</text:p>
          </table:table-cell>
          <table:table-cell office:value-type="string">
            <text:p>Lagópodo alpi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chelonia mydas</text:p>
          </table:table-cell>
          <table:table-cell office:value-type="string">
            <text:p>Tortuga verde</text:p>
          </table:table-cell>
          <table:table-cell office:value-type="string">
            <text:p>reptil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ncorhynchus mykiss</text:p>
          </table:table-cell>
          <table:table-cell office:value-type="string">
            <text:p>Trucha arcoiris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otis myotis</text:p>
          </table:table-cell>
          <table:table-cell office:value-type="string">
            <text:p>Murciélago ratonero grande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myotis mystacinus</text:p>
          </table:table-cell>
          <table:table-cell office:value-type="string">
            <text:p>Murciélago bigotud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locustella naevia</text:p>
          </table:table-cell>
          <table:table-cell office:value-type="string">
            <text:p>Buscarla pintoj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ipistrellus nathusii</text:p>
          </table:table-cell>
          <table:table-cell office:value-type="string">
            <text:p>Murciélago de nathusius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alco naumanni</text:p>
          </table:table-cell>
          <table:table-cell office:value-type="string">
            <text:p>Cernícalo primill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nga nebularia</text:p>
          </table:table-cell>
          <table:table-cell office:value-type="string">
            <text:p>Archibebe cla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iconia nigra</text:p>
          </table:table-cell>
          <table:table-cell office:value-type="string">
            <text:p>Cigüeña neg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office:value-type="string">
            <text:p>Destrucción de humedales</text:p>
          </table:table-cell>
          <table:table-cell office:value-type="string">
            <text:p>Bosques y humedales</text:p>
          </table:table-cell>
          <table:table-cell table:number-columns-repeated="1015"/>
        </table:table-row>
        <table:table-row table:style-name="ro2">
          <table:table-cell office:value-type="string">
            <text:p>accipiter nisus</text:p>
          </table:table-cell>
          <table:table-cell office:value-type="string">
            <text:p>Gavila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ionomys nivalis</text:p>
          </table:table-cell>
          <table:table-cell office:value-type="string">
            <text:p>Topillo nival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ustela nivalis</text:p>
          </table:table-cell>
          <table:table-cell office:value-type="string">
            <text:p>Comadrej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ontifringilla nivalis</text:p>
          </table:table-cell>
          <table:table-cell office:value-type="string">
            <text:p>Gorrión alpi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thene noctua</text:p>
          </table:table-cell>
          <table:table-cell office:value-type="string">
            <text:p>Mochue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yctalus noctula</text:p>
          </table:table-cell>
          <table:table-cell office:value-type="string">
            <text:p>Murciélago nóctulo común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nycticorax nycticorax</text:p>
          </table:table-cell>
          <table:table-cell office:value-type="string">
            <text:p>Martinet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ythya nyroca</text:p>
          </table:table-cell>
          <table:table-cell office:value-type="string">
            <text:p>Porrón par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alytes obstetricans</text:p>
          </table:table-cell>
          <table:table-cell office:value-type="string">
            <text:p>Sapo partero común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alpa occidentalis</text:p>
          </table:table-cell>
          <table:table-cell office:value-type="string">
            <text:p>Topo ibéric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lcides ocellatus</text:p>
          </table:table-cell>
          <table:table-cell office:value-type="string">
            <text:p>Eslizón ocela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nga ochropus</text:p>
          </table:table-cell>
          <table:table-cell office:value-type="string">
            <text:p>Andarríos grand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oenicurus ochruros</text:p>
          </table:table-cell>
          <table:table-cell office:value-type="string">
            <text:p>Colirrojo tizó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urhinus oedicnemus</text:p>
          </table:table-cell>
          <table:table-cell office:value-type="string">
            <text:p>Alcaraván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oenanthe oenanthe</text:p>
          </table:table-cell>
          <table:table-cell office:value-type="string">
            <text:p>Collalba gri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olumba oenas</text:p>
          </table:table-cell>
          <table:table-cell office:value-type="string">
            <text:p>Paloma zurit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ygnus olor</text:p>
          </table:table-cell>
          <table:table-cell office:value-type="string">
            <text:p>Cisne vulga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mys orbicularis</text:p>
          </table:table-cell>
          <table:table-cell office:value-type="string">
            <text:p>Galápago europe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Vulnerable</text:p>
          </table:table-cell>
          <table:table-cell office:value-type="string">
            <text:p>Contaminación de aguas</text:p>
          </table:table-cell>
          <table:table-cell office:value-type="string">
            <text:p>Ríos y lagos</text:p>
          </table:table-cell>
          <table:table-cell table:number-columns-repeated="1015"/>
        </table:table-row>
        <table:table-row table:style-name="ro1">
          <table:table-cell office:value-type="string">
            <text:p>iberochondrostoma oretanum</text:p>
          </table:table-cell>
          <table:table-cell office:value-type="string">
            <text:p>Pardilla oretan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terocles orientalis</text:p>
          </table:table-cell>
          <table:table-cell office:value-type="string">
            <text:p>Chur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oriolus oriolus</text:p>
          </table:table-cell>
          <table:table-cell office:value-type="string">
            <text:p>Oropéndol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aematopus ostralegus</text:p>
          </table:table-cell>
          <table:table-cell office:value-type="string">
            <text:p>Ostre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sio otus</text:p>
          </table:table-cell>
          <table:table-cell office:value-type="string">
            <text:p>Búho ch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qualius palaciosi</text:p>
          </table:table-cell>
          <table:table-cell office:value-type="string">
            <text:p>Bogardill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pus pallidus</text:p>
          </table:table-cell>
          <table:table-cell office:value-type="string">
            <text:p>Vencejo pál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obitis paludica</text:p>
          </table:table-cell>
          <table:table-cell office:value-type="string">
            <text:p>Colmillej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crocephalus paludicola</text:p>
          </table:table-cell>
          <table:table-cell office:value-type="string">
            <text:p>Carricerín ceju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olumba palumbus</text:p>
          </table:table-cell>
          <table:table-cell office:value-type="string">
            <text:p>Paloma torcaz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terna paradisaea</text:p>
          </table:table-cell>
          <table:table-cell office:value-type="string">
            <text:p>Charrán ártic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alcides parallelus</text:p>
          </table:table-cell>
          <table:table-cell office:value-type="string">
            <text:p>Eslizón de chafarinas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ynx pardinus</text:p>
          </table:table-cell>
          <table:table-cell office:value-type="string">
            <text:p>Lince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En Peligro Crítico</text:p>
          </table:table-cell>
          <table:table-cell office:value-type="string">
            <text:p>Pérdida de hábitat</text:p>
          </table:table-cell>
          <table:table-cell office:value-type="string">
            <text:p>Bosque mediterráneo</text:p>
          </table:table-cell>
          <table:table-cell table:number-columns-repeated="1015"/>
        </table:table-row>
        <table:table-row table:style-name="ro1">
          <table:table-cell office:value-type="string">
            <text:p>hydrobates pelagic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emiz pendulinus</text:p>
          </table:table-cell>
          <table:table-cell office:value-type="string">
            <text:p>Pájaro-moscón europe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ieraaetus pennatus</text:p>
          </table:table-cell>
          <table:table-cell office:value-type="string">
            <text:p>Águila calzad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neophron percnopterus</text:p>
          </table:table-cell>
          <table:table-cell office:value-type="string">
            <text:p>Aguiló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perdix perdix</text:p>
          </table:table-cell>
          <table:table-cell office:value-type="string">
            <text:p>Perdiz pardill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falco peregrinus</text:p>
          </table:table-cell>
          <table:table-cell office:value-type="string">
            <text:p>Halcón peregri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elophylax perezi</text:p>
          </table:table-cell>
          <table:table-cell office:value-type="string">
            <text:p>Rana verde común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celarcis perspicillata</text:p>
          </table:table-cell>
          <table:table-cell office:value-type="string">
            <text:p>Lagartija de marruecos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etronia petronia</text:p>
          </table:table-cell>
          <table:table-cell office:value-type="string">
            <text:p>Gorrión chilló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numenius phaeopus</text:p>
          </table:table-cell>
          <table:table-cell office:value-type="string">
            <text:p>Zarapito trinado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urdus philomelos</text:p>
          </table:table-cell>
          <table:table-cell office:value-type="string">
            <text:p>Zorzal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hoenicurus phoenicurus</text:p>
          </table:table-cell>
          <table:table-cell office:value-type="string">
            <text:p>Colirrojo re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pica pica</text:p>
          </table:table-cell>
          <table:table-cell office:value-type="string">
            <text:p>Urrac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iscoglossus pictus</text:p>
          </table:table-cell>
          <table:table-cell office:value-type="string">
            <text:p>Sapillo pintojo mediterráne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ipistrellus pipistrellus</text:p>
          </table:table-cell>
          <table:table-cell office:value-type="string">
            <text:p>Murciélago común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odarcis pityusensis</text:p>
          </table:table-cell>
          <table:table-cell office:value-type="string">
            <text:p>Lagartija de las pitiusas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ampetra planeri</text:p>
          </table:table-cell>
          <table:table-cell office:value-type="string">
            <text:p>Lamprea de arroy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nas platyrhynchos</text:p>
          </table:table-cell>
          <table:table-cell office:value-type="string">
            <text:p>Ánade azuló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ippolais polyglotta</text:p>
          </table:table-cell>
          <table:table-cell office:value-type="string">
            <text:p>Zarcero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seudochondrostoma polylepis</text:p>
          </table:table-cell>
          <table:table-cell office:value-type="string">
            <text:p>Boga del taj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orphyrio porphyrio</text:p>
          </table:table-cell>
          <table:table-cell office:value-type="string">
            <text:p>Calamó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orzana porzana</text:p>
          </table:table-cell>
          <table:table-cell office:value-type="string">
            <text:p>Polluela pintoj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nthus pratensis</text:p>
          </table:table-cell>
          <table:table-cell office:value-type="string">
            <text:p>Bisbit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lareola pratincola</text:p>
          </table:table-cell>
          <table:table-cell office:value-type="string">
            <text:p>Canaste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alcides pseudostriatus</text:p>
          </table:table-cell>
          <table:table-cell office:value-type="string">
            <text:p>Eslizón tridáctilo del atlas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uffinus puffinus</text:p>
          </table:table-cell>
          <table:table-cell office:value-type="string">
            <text:p>Pardela pichoneta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pelodytes punctatus</text:p>
          </table:table-cell>
          <table:table-cell office:value-type="string">
            <text:p>Sapillo moteado común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yotis punicus</text:p>
          </table:table-cell>
          <table:table-cell office:value-type="string">
            <text:p>Murciélago ratonero morun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rdea purpurea</text:p>
          </table:table-cell>
          <table:table-cell office:value-type="string">
            <text:p>Garz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ustela putorius</text:p>
          </table:table-cell>
          <table:table-cell office:value-type="string">
            <text:p>Turón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ircus pygargus</text:p>
          </table:table-cell>
          <table:table-cell office:value-type="string">
            <text:p>Aguilucho ceniz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pipistrellus pygmaeus</text:p>
          </table:table-cell>
          <table:table-cell office:value-type="string">
            <text:p>Murciélago de cabrer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riturus pygmaeus</text:p>
          </table:table-cell>
          <table:table-cell office:value-type="string">
            <text:p>Tritón pigme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upicapra pyrenaica</text:p>
          </table:table-cell>
          <table:table-cell office:value-type="string">
            <text:p>Rebec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pra pyrenaica</text:p>
          </table:table-cell>
          <table:table-cell office:value-type="string">
            <text:p>Cabra montés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/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ana pyrenaica</text:p>
          </table:table-cell>
          <table:table-cell office:value-type="string">
            <text:p>Rana pirenaica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galemys pyrenaicus</text:p>
          </table:table-cell>
          <table:table-cell office:value-type="string">
            <text:p>Almizcler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qualius pyrenaicus</text:p>
          </table:table-cell>
          <table:table-cell office:value-type="string">
            <text:p>Cach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yrrhocorax pyrrhocorax</text:p>
          </table:table-cell>
          <table:table-cell office:value-type="string">
            <text:p>Chova piquirroj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yrrhula pyrrhula</text:p>
          </table:table-cell>
          <table:table-cell office:value-type="string">
            <text:p>Camachuelo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liomys quercinus</text:p>
          </table:table-cell>
          <table:table-cell office:value-type="string">
            <text:p>Lirón caret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rdeola ralloides</text:p>
          </table:table-cell>
          <table:table-cell office:value-type="string">
            <text:p>Garcilla cangreje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regulus regulus</text:p>
          </table:table-cell>
          <table:table-cell office:value-type="string">
            <text:p>Reyezuelo sencil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iparia riparia</text:p>
          </table:table-cell>
          <table:table-cell office:value-type="string">
            <text:p>Avión zapado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hoenicopterus roseus</text:p>
          </table:table-cell>
          <table:table-cell office:value-type="string">
            <text:p>Flamen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rithacus rubecula</text:p>
          </table:table-cell>
          <table:table-cell office:value-type="string">
            <text:p>Fría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axicola rubetra</text:p>
          </table:table-cell>
          <table:table-cell office:value-type="string">
            <text:p>Tarabilla norteñ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lectoris rufa</text:p>
          </table:table-cell>
          <table:table-cell office:value-type="string">
            <text:p>Perdiz roj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achybaptus ruficollis</text:p>
          </table:table-cell>
          <table:table-cell office:value-type="string">
            <text:p>Zampullín ch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primulgus ruficollis</text:p>
          </table:table-cell>
          <table:table-cell office:value-type="string">
            <text:p>Chotacabras cuellirroj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netta rufina</text:p>
          </table:table-cell>
          <table:table-cell office:value-type="string">
            <text:p>Pato color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uteo rufinus</text:p>
          </table:table-cell>
          <table:table-cell office:value-type="string">
            <text:p>Busardo mo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tyonoprogne rupestris</text:p>
          </table:table-cell>
          <table:table-cell office:value-type="string">
            <text:p>Avión roque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rocidura russula</text:p>
          </table:table-cell>
          <table:table-cell office:value-type="string">
            <text:p>Musaraña gris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irundo rustica</text:p>
          </table:table-cell>
          <table:table-cell office:value-type="string">
            <text:p>Andori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colopax rusticola</text:p>
          </table:table-cell>
          <table:table-cell office:value-type="string">
            <text:p>Chocha perdiz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elophylax saharicus</text:p>
          </table:table-cell>
          <table:table-cell office:value-type="string">
            <text:p>Rana verde norteafricana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alamandra salamandra</text:p>
          </table:table-cell>
          <table:table-cell office:value-type="string">
            <text:p>Salamandra común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almo sala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ontaminación/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chondrostoma salmantinum</text:p>
          </table:table-cell>
          <table:table-cell office:value-type="string">
            <text:p>Sard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halasseus sandvicensis</text:p>
          </table:table-cell>
          <table:table-cell office:value-type="string">
            <text:p>Charrán patinegr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rvicola sapidus</text:p>
          </table:table-cell>
          <table:table-cell office:value-type="string">
            <text:p>Rata de agu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ypsugo savii</text:p>
          </table:table-cell>
          <table:table-cell office:value-type="string">
            <text:p>Murciélago de montañ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onticola saxatilis</text:p>
          </table:table-cell>
          <table:table-cell office:value-type="string">
            <text:p>Roquero roj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mberiza schoeniclus</text:p>
          </table:table-cell>
          <table:table-cell office:value-type="string">
            <text:p>Escribano palustr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crocephalus schoenobaenus</text:p>
          </table:table-cell>
          <table:table-cell office:value-type="string">
            <text:p>Carricerín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sammophis schokari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acerta schreiberi</text:p>
          </table:table-cell>
          <table:table-cell office:value-type="string">
            <text:p>Lagarto verdinegr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iniopterus schreibersii</text:p>
          </table:table-cell>
          <table:table-cell office:value-type="string">
            <text:p>Murciélago de cuev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crocephalus scirpaceus</text:p>
          </table:table-cell>
          <table:table-cell office:value-type="string">
            <text:p>Carricero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uciobarbus sclateri</text:p>
          </table:table-cell>
          <table:table-cell office:value-type="string">
            <text:p>Barbo del sur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otus scops</text:p>
          </table:table-cell>
          <table:table-cell office:value-type="string">
            <text:p>Autil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rachemys scripta</text:p>
          </table:table-cell>
          <table:table-cell office:value-type="string">
            <text:p>Galápago americano o de florid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us scrofa</text:p>
          </table:table-cell>
          <table:table-cell office:value-type="string">
            <text:p>Jabalí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anius senator</text:p>
          </table:table-cell>
          <table:table-cell office:value-type="string">
            <text:p>Alcaudón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vipera seoanei</text:p>
          </table:table-cell>
          <table:table-cell office:value-type="string">
            <text:p>Víbora de seoane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Casi Amenazada</text:p>
          </table:table-cell>
          <table:table-cell office:value-type="string">
            <text:p>Fragmentación de hábitat</text:p>
          </table:table-cell>
          <table:table-cell office:value-type="string">
            <text:p>Montañas y pastizales</text:p>
          </table:table-cell>
          <table:table-cell table:number-columns-repeated="1015"/>
        </table:table-row>
        <table:table-row table:style-name="ro1">
          <table:table-cell office:value-type="string">
            <text:p>serinus serinus</text:p>
          </table:table-cell>
          <table:table-cell office:value-type="string">
            <text:p>Serín verdecil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ptesicus serotinus</text:p>
          </table:table-cell>
          <table:table-cell office:value-type="string">
            <text:p>Murciélago de huerta u hortelan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ergus serrator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alcides sexlineatus</text:p>
          </table:table-cell>
          <table:table-cell office:value-type="string">
            <text:p>Lisa grancanari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hylloscopus sibilatrix</text:p>
          </table:table-cell>
          <table:table-cell office:value-type="string">
            <text:p>Mosquitero silbado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felis silvestris</text:p>
          </table:table-cell>
          <table:table-cell office:value-type="string">
            <text:p>Gato montés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/caza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alcides simonyi</text:p>
          </table:table-cell>
          <table:table-cell office:value-type="string">
            <text:p>Lisnej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gallotia simonyi</text:p>
          </table:table-cell>
          <table:table-cell office:value-type="string">
            <text:p>Lagarto gigante de el hierr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1">
          <table:table-cell office:value-type="string">
            <text:p>monticola solitarius</text:p>
          </table:table-cell>
          <table:table-cell office:value-type="string">
            <text:p>Roquero solitari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nthus spinoletta</text:p>
          </table:table-cell>
          <table:table-cell office:value-type="string">
            <text:p>Bisbita alpi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luvialis squatarola</text:p>
          </table:table-cell>
          <table:table-cell office:value-type="string">
            <text:p>Chorlito gri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ringa stagnatilis</text:p>
          </table:table-cell>
          <table:table-cell office:value-type="string">
            <text:p>Archibebe fi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allotia stehlini</text:p>
          </table:table-cell>
          <table:table-cell office:value-type="string">
            <text:p>Lagarto gigante de gran canari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otaurus stellaris</text:p>
          </table:table-cell>
          <table:table-cell office:value-type="string">
            <text:p>Aveto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1">
          <table:table-cell office:value-type="string">
            <text:p>muscicapa striata</text:p>
          </table:table-cell>
          <table:table-cell office:value-type="string">
            <text:p>Papamoscas gri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alcides striatus</text:p>
          </table:table-cell>
          <table:table-cell office:value-type="string">
            <text:p>Eslizón tridáctil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falco subbuteo</text:p>
          </table:table-cell>
          <table:table-cell office:value-type="string">
            <text:p>Alcotá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uscinia svecica</text:p>
          </table:table-cell>
          <table:table-cell office:value-type="string">
            <text:p>Pechiazu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urnix sylvaticus</text:p>
          </table:table-cell>
          <table:table-cell office:value-type="string">
            <text:p>Torillo andaluz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adorna tadorna</text:p>
          </table:table-cell>
          <table:table-cell office:value-type="string">
            <text:p>Tarro blan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imon tangitanus</text:p>
          </table:table-cell>
          <table:table-cell office:value-type="string">
            <text:p>Lagarto ocelado del atlas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otis tarda</text:p>
          </table:table-cell>
          <table:table-cell office:value-type="string">
            <text:p>Abetard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ana temporaria</text:p>
          </table:table-cell>
          <table:table-cell office:value-type="string">
            <text:p>Rana bermeja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lecotus teneriffae</text:p>
          </table:table-cell>
          <table:table-cell office:value-type="string">
            <text:p>Murciélago orejudo canari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tadarida teniotis</text:p>
          </table:table-cell>
          <table:table-cell office:value-type="string">
            <text:p>Murciélago rabud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etrax tetrax</text:p>
          </table:table-cell>
          <table:table-cell office:value-type="string">
            <text:p>Sisó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fringilla teydea</text:p>
          </table:table-cell>
          <table:table-cell office:value-type="string">
            <text:p>Pinzón azu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alerida theklae</text:p>
          </table:table-cell>
          <table:table-cell office:value-type="string">
            <text:p>Cogujada montesi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lanus tingitanus</text:p>
          </table:table-cell>
          <table:table-cell office:value-type="string">
            <text:p>Culebrilla ciega de tánger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falco tinnunculus</text:p>
          </table:table-cell>
          <table:table-cell office:value-type="string">
            <text:p>Cernícalo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urdus torquatus</text:p>
          </table:table-cell>
          <table:table-cell office:value-type="string">
            <text:p>Mirlo capiblan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jynx torquilla</text:p>
          </table:table-cell>
          <table:table-cell office:value-type="string">
            <text:p>Torcecuel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ringa totanus</text:p>
          </table:table-cell>
          <table:table-cell office:value-type="string">
            <text:p>Archibebe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nthus trivialis</text:p>
          </table:table-cell>
          <table:table-cell office:value-type="string">
            <text:p>Bisbita arbóre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hylloscopus trochilus</text:p>
          </table:table-cell>
          <table:table-cell office:value-type="string">
            <text:p>Mosquitero music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strilda troglodytes</text:p>
          </table:table-cell>
          <table:table-cell office:value-type="string">
            <text:p>Estrilda culineg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roglodytes troglodytes</text:p>
          </table:table-cell>
          <table:table-cell office:value-type="string">
            <text:p>Chochí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emidactylus turcicus</text:p>
          </table:table-cell>
          <table:table-cell office:value-type="string">
            <text:p>Salamanquesa rosad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arachondrostoma turiense</text:p>
          </table:table-cell>
          <table:table-cell office:value-type="string">
            <text:p>Madrij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reptopelia turtur</text:p>
          </table:table-cell>
          <table:table-cell office:value-type="string">
            <text:p>Tórtola europe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lamydotis undulata</text:p>
          </table:table-cell>
          <table:table-cell office:value-type="string">
            <text:p>Avutarda huba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apus unicolor</text:p>
          </table:table-cell>
          <table:table-cell office:value-type="string">
            <text:p>Vencejo unicolo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urnus unicolor</text:p>
          </table:table-cell>
          <table:table-cell office:value-type="string">
            <text:p>Estornino neg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elichon urbicum</text:p>
          </table:table-cell>
          <table:table-cell office:value-type="string">
            <text:p>Avión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etrao urogallus</text:p>
          </table:table-cell>
          <table:table-cell office:value-type="string">
            <text:p>Urogallo cantábr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qualius valentinus</text:p>
          </table:table-cell>
          <table:table-cell office:value-type="string">
            <text:p>Cacho valencian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vanellus vanellus</text:p>
          </table:table-cell>
          <table:table-cell office:value-type="string">
            <text:p>Avefría europe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darcis vaucheri</text:p>
          </table:table-cell>
          <table:table-cell office:value-type="string">
            <text:p>Lagartija andaluz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bitis vettonica</text:p>
          </table:table-cell>
          <table:table-cell office:value-type="string">
            <text:p>Colmilleja del alagón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lcides viridanus</text:p>
          </table:table-cell>
          <table:table-cell office:value-type="string">
            <text:p>Lisa dorad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ierophis viridiflavus</text:p>
          </table:table-cell>
          <table:table-cell office:value-type="string">
            <text:p>Culebra verdiamarill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urdus viscivorus</text:p>
          </table:table-cell>
          <table:table-cell office:value-type="string">
            <text:p>Zorzal char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ogale vison</text:p>
          </table:table-cell>
          <table:table-cell office:value-type="string">
            <text:p>Visón american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zootoca vivipara</text:p>
          </table:table-cell>
          <table:table-cell office:value-type="string">
            <text:p>Lagartija de turber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iurus vulgaris</text:p>
          </table:table-cell>
          <table:table-cell office:value-type="string">
            <text:p>Ardilla roj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urnus vulgaris</text:p>
          </table:table-cell>
          <table:table-cell office:value-type="string">
            <text:p>Estornino pint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leurodeles waltl</text:p>
          </table:table-cell>
          <table:table-cell office:value-type="string">
            <text:p>Gallipat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ogonophis wiegmanni</text:p>
          </table:table-cell>
          <table:table-cell office:value-type="string">
            <text:p>Culebrilla mor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seudochondrostoma willkommii</text:p>
          </table:table-cell>
          <table:table-cell office:value-type="string">
            <text:p>Boga del guadian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uffinus yelkouan</text:p>
          </table:table-cell>
          <table:table-cell office:value-type="string">
            <text:p>Pardela mediterránea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omateria mollissim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omateria spectabili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langula hyemali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nitta nigr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nitta american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nitta perspicillat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nitta fusc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ucephala clangula</text:p>
          </table:table-cell>
          <table:table-cell office:value-type="string">
            <text:p>Porrón oscula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ucephala islandic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rgellus albell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rgus merganser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via stellata</text:p>
          </table:table-cell>
          <table:table-cell office:value-type="string">
            <text:p>Colimbo chic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via arctica</text:p>
          </table:table-cell>
          <table:table-cell office:value-type="string">
            <text:p>Colimbo ártic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via immer</text:p>
          </table:table-cell>
          <table:table-cell office:value-type="string">
            <text:p>Colimbo grande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diceps cristatus</text:p>
          </table:table-cell>
          <table:table-cell office:value-type="string">
            <text:p>Somormujo lavanc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diceps grisegen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diceps nigricollis</text:p>
          </table:table-cell>
          <table:table-cell office:value-type="string">
            <text:p>Zampullín cuellinegr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halassarche melanophri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ulmarus glacialis</text:p>
          </table:table-cell>
          <table:table-cell office:value-type="string">
            <text:p>Fulmar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terodroma deserta</text:p>
          </table:table-cell>
          <table:table-cell office:value-type="string">
            <text:p>Petrel de las desertas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terodroma madeir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ulweria bulwerii</text:p>
          </table:table-cell>
          <table:table-cell office:value-type="string">
            <text:p>Petrel de bulwer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uffinus baroli</text:p>
          </table:table-cell>
          <table:table-cell office:value-type="string">
            <text:p>Pardela chica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ceanites oceanic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lagodroma marina</text:p>
          </table:table-cell>
          <table:table-cell office:value-type="string">
            <text:p>Bailarín</text:p>
          </table:table-cell>
          <table:table-cell office:value-type="string">
            <text:p>av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phaethon aethere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ula dactylatr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orus bassanus</text:p>
          </table:table-cell>
          <table:table-cell office:value-type="string">
            <text:p>Alacatraz atlántic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lecanus onocrotal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lecanus rufescens</text:p>
          </table:table-cell>
          <table:table-cell office:value-type="string">
            <text:p>Pelícano rosado</text:p>
          </table:table-cell>
          <table:table-cell office:value-type="string">
            <text:p>av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alaropus lobatus</text:p>
          </table:table-cell>
          <table:table-cell office:value-type="string">
            <text:p>Falaropo picofin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alaropus fulicarius</text:p>
          </table:table-cell>
          <table:table-cell office:value-type="string">
            <text:p>Falaropo picogrues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ercorarius pomarinus</text:p>
          </table:table-cell>
          <table:table-cell office:value-type="string">
            <text:p>Págalo pomarin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ercorarius parasiticus</text:p>
          </table:table-cell>
          <table:table-cell office:value-type="string">
            <text:p>Págalo parasit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ercorarius longicaud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ercorarius skua</text:p>
          </table:table-cell>
          <table:table-cell office:value-type="string">
            <text:p>Págalo grande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melanocephalus</text:p>
          </table:table-cell>
          <table:table-cell office:value-type="string">
            <text:p>Gaviota cabecinegra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audouinii</text:p>
          </table:table-cell>
          <table:table-cell office:value-type="string">
            <text:p>Gaviota de audouin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ichthyaet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canus</text:p>
          </table:table-cell>
          <table:table-cell office:value-type="string">
            <text:p>Gaviota cana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fusc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argentat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cachinnan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michahelli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glaucoide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hyperboreus</text:p>
          </table:table-cell>
          <table:table-cell office:value-type="string">
            <text:p>Gavión hiperbóre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marinus</text:p>
          </table:table-cell>
          <table:table-cell office:value-type="string">
            <text:p>Gavión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dominican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hodostethia rose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issa tridactyla</text:p>
          </table:table-cell>
          <table:table-cell office:value-type="string">
            <text:p>Gaviota tridáctila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xema sabini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drocoloeus minutus</text:p>
          </table:table-cell>
          <table:table-cell office:value-type="string">
            <text:p>Gaviota enana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elochelidon nilotica</text:p>
          </table:table-cell>
          <table:table-cell office:value-type="string">
            <text:p>Pagaza piconegra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droprogne caspia</text:p>
          </table:table-cell>
          <table:table-cell office:value-type="string">
            <text:p>Pagaza piquirroja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erna dougallii</text:p>
          </table:table-cell>
          <table:table-cell office:value-type="string">
            <text:p>Charrán rosa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erna hirundo</text:p>
          </table:table-cell>
          <table:table-cell office:value-type="string">
            <text:p>Charrán común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nychoprion anaethet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nychoprion fuscat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ernula albifrons</text:p>
          </table:table-cell>
          <table:table-cell office:value-type="string">
            <text:p>Charrancito común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lidonias hybrida</text:p>
          </table:table-cell>
          <table:table-cell office:value-type="string">
            <text:p>Fumarel cariblanc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lidonias niger</text:p>
          </table:table-cell>
          <table:table-cell office:value-type="string">
            <text:p>Fumarel común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2">
          <table:table-cell office:value-type="string">
            <text:p>chlidonias leucopterus</text:p>
          </table:table-cell>
          <table:table-cell office:value-type="string">
            <text:p>Fumarel aliblanc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uria aalge</text:p>
          </table:table-cell>
          <table:table-cell office:value-type="string">
            <text:p>Arao común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1">
          <table:table-cell office:value-type="string">
            <text:p>alca torda</text:p>
          </table:table-cell>
          <table:table-cell office:value-type="string">
            <text:p>Alca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pphus grylle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le alle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ratercula arctica</text:p>
          </table:table-cell>
          <table:table-cell office:value-type="string">
            <text:p>Frailecill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cipenser sturio</text:p>
          </table:table-cell>
          <table:table-cell office:value-type="string">
            <text:p>Esturión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1">
          <table:table-cell office:value-type="string">
            <text:p>gymnothorax bacallado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oplostethus atlant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aidropsarus gut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omatoschistus micro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omatoschistus minu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zosterisessor ophiocepha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brus bergyl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iaena umb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umbrina cirros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hunnus thyn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pinephelus margin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xiphias gladi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mpetra fluviati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ippocampus algir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ippocampus guttulatus</text:p>
          </table:table-cell>
          <table:table-cell office:value-type="string">
            <text:p>Caballito de mar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ippocampus hippocampus</text:p>
          </table:table-cell>
          <table:table-cell office:value-type="string">
            <text:p>Caballito de mar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ilomycterus reticulatus</text:p>
          </table:table-cell>
          <table:table-cell office:value-type="string">
            <text:p>Guanábana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rcharhinus altim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charhinus brachyu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charhinus falciform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charhinus limb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charhinus longima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charhinus obscu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charhinus plumb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rionace glau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hyrna couard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hyrna lewi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hyrna mokarran</text:p>
          </table:table-cell>
          <table:table-cell office:value-type="string">
            <text:p>Cornuda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hyrna tudes</text:p>
          </table:table-cell>
          <table:table-cell office:value-type="string">
            <text:p>Cornuda ojichica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hyrna zygae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leorhinus galeus</text:p>
          </table:table-cell>
          <table:table-cell office:value-type="string">
            <text:p>Bosti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ustelus asteria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ustelus muste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ustelus punctu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eptranchias perl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exanchus gris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opias superciliosus</text:p>
          </table:table-cell>
          <table:table-cell office:value-type="string">
            <text:p>Zorro ojón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opias vulpinus</text:p>
          </table:table-cell>
          <table:table-cell office:value-type="string">
            <text:p>Zorr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torhinus maximus</text:p>
          </table:table-cell>
          <table:table-cell office:value-type="string">
            <text:p>Peregrin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charodon carcharias</text:p>
          </table:table-cell>
          <table:table-cell office:value-type="string">
            <text:p>Tiburón blanc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surus oxyrinchus</text:p>
          </table:table-cell>
          <table:table-cell office:value-type="string">
            <text:p>Marrajo común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surus pau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mna nasus</text:p>
          </table:table-cell>
          <table:table-cell office:value-type="string">
            <text:p>Cailón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charias taurus</text:p>
          </table:table-cell>
          <table:table-cell office:value-type="string">
            <text:p>Tiburón tor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dontaspis ferox</text:p>
          </table:table-cell>
          <table:table-cell office:value-type="string">
            <text:p>Solray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asyatis pastina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teroplatytrygon violace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ymnura altavela</text:p>
          </table:table-cell>
          <table:table-cell office:value-type="string">
            <text:p>Mantellina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obula mobular</text:p>
          </table:table-cell>
          <table:table-cell office:value-type="string">
            <text:p>Manta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obula tarapaca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yliobatis aqui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hinoptera margin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hincodon typ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ristis pectinata</text:p>
          </table:table-cell>
          <table:table-cell office:value-type="string">
            <text:p>Pejepeine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ristis pristis</text:p>
          </table:table-cell>
          <table:table-cell office:value-type="string">
            <text:p>Pejesierra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ipturus batis</text:p>
          </table:table-cell>
          <table:table-cell office:value-type="string">
            <text:p>Noriega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eucoraja circularis</text:p>
          </table:table-cell>
          <table:table-cell office:value-type="string">
            <text:p>Raya falsa vela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aja clav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aja montagu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ostroraja alba</text:p>
          </table:table-cell>
          <table:table-cell office:value-type="string">
            <text:p>Raya blanca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hinobatos rhinobatos</text:p>
          </table:table-cell>
          <table:table-cell office:value-type="string">
            <text:p>Guitarra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entrophorus granul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ntrophorus squam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xynotus centrina</text:p>
          </table:table-cell>
          <table:table-cell office:value-type="string">
            <text:p>Cerdo marin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ntroscymnus coelolep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qualus acanthia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quatina aculeata</text:p>
          </table:table-cell>
          <table:table-cell office:value-type="string">
            <text:p>Angelote espinos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quatina squatina</text:p>
          </table:table-cell>
          <table:table-cell office:value-type="string">
            <text:p>Angelote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epidochelys olivacea</text:p>
          </table:table-cell>
          <table:table-cell office:value-type="string">
            <text:p>Tortuga olivácea</text:p>
          </table:table-cell>
          <table:table-cell office:value-type="string">
            <text:p>reptil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/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odarcis guadarramae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odarcis virescens</text:p>
          </table:table-cell>
          <table:table-cell office:value-type="string">
            <text:p>Lagartija verdos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sammodromus edwarsianus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sammodromus occidentalis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ufo spinosus</text:p>
          </table:table-cell>
          <table:table-cell office:value-type="string">
            <text:p>Sapo común ibéric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ufotes viridis</text:p>
          </table:table-cell>
          <table:table-cell office:value-type="string">
            <text:p>Sapo verde balear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ufotes boulengeri</text:p>
          </table:table-cell>
          <table:table-cell office:value-type="string">
            <text:p>Sapo verde norteafrican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yla molleri</text:p>
          </table:table-cell>
          <table:table-cell office:value-type="string">
            <text:p>Ranita de san antón ibérica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ptesicus isabellinus</text:p>
          </table:table-cell>
          <table:table-cell office:value-type="string">
            <text:p>Murciélago hortelan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yotis escalerai</text:p>
          </table:table-cell>
          <table:table-cell office:value-type="string">
            <text:p>Murciélago de natterer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yotis crypticus</text:p>
          </table:table-cell>
          <table:table-cell office:value-type="string">
            <text:p>Murciélago ratonero críptic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vespertilio murinus</text:p>
          </table:table-cell>
          <table:table-cell office:value-type="string">
            <text:p>Murciélago bicolor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rvicola amphibius</text:p>
          </table:table-cell>
          <table:table-cell office:value-type="string">
            <text:p>Rata toper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stor fiber</text:p>
          </table:table-cell>
          <table:table-cell office:value-type="string">
            <text:p>Castor europe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/caza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icrotus cabrerae</text:p>
          </table:table-cell>
          <table:table-cell office:value-type="string">
            <text:p>Topillo de cabrer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neomys milleri</text:p>
          </table:table-cell>
          <table:table-cell office:value-type="string">
            <text:p>Musgaño europe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ovis aries</text:p>
          </table:table-cell>
          <table:table-cell office:value-type="string">
            <text:p>Muflón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/caza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gnus columbianus</text:p>
          </table:table-cell>
          <table:table-cell office:value-type="string">
            <text:p>Cisne ch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gnus cygnus</text:p>
          </table:table-cell>
          <table:table-cell office:value-type="string">
            <text:p>Cisne canto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ser fabalis</text:p>
          </table:table-cell>
          <table:table-cell office:value-type="string">
            <text:p>Ánsar campestr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ser brachyrhynchus</text:p>
          </table:table-cell>
          <table:table-cell office:value-type="string">
            <text:p>Ánsar piquicort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ser erythropus</text:p>
          </table:table-cell>
          <table:table-cell office:value-type="string">
            <text:p>Ánsar ch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ser indicus</text:p>
          </table:table-cell>
          <table:table-cell office:value-type="string">
            <text:p>Ánsar indi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ranta leucopsis</text:p>
          </table:table-cell>
          <table:table-cell office:value-type="string">
            <text:p>Barnacla cariblanc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ranta bernicla</text:p>
          </table:table-cell>
          <table:table-cell office:value-type="string">
            <text:p>Barnacla carinegra</text:p>
          </table:table-cell>
          <table:table-cell office:value-type="string">
            <text:p>av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ranta ruficollis</text:p>
          </table:table-cell>
          <table:table-cell office:value-type="string">
            <text:p>Barnacla cuellirroj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ix galericulata</text:p>
          </table:table-cell>
          <table:table-cell office:value-type="string">
            <text:p>Pato mandarí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as carolinensis</text:p>
          </table:table-cell>
          <table:table-cell office:value-type="string">
            <text:p>Cerceta america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as rubripes</text:p>
          </table:table-cell>
          <table:table-cell office:value-type="string">
            <text:p>Ánade sombrí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ythya collaris</text:p>
          </table:table-cell>
          <table:table-cell office:value-type="string">
            <text:p>Porrón acollar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ythya marila</text:p>
          </table:table-cell>
          <table:table-cell office:value-type="string">
            <text:p>Porrón bastar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ythya affinis</text:p>
          </table:table-cell>
          <table:table-cell office:value-type="string">
            <text:p>Porrón bol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ucephala albeola</text:p>
          </table:table-cell>
          <table:table-cell office:value-type="string">
            <text:p>Porrón albeol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etrastes bonasia</text:p>
          </table:table-cell>
          <table:table-cell office:value-type="string">
            <text:p>Grévol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ixobrychus sturmii</text:p>
          </table:table-cell>
          <table:table-cell office:value-type="string">
            <text:p>Avetorillo plomiz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gretta gularis</text:p>
          </table:table-cell>
          <table:table-cell office:value-type="string">
            <text:p>Garceta dimorf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eptoptilos crumenifer</text:p>
          </table:table-cell>
          <table:table-cell office:value-type="string">
            <text:p>Marabú afric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eronticus eremita</text:p>
          </table:table-cell>
          <table:table-cell office:value-type="string">
            <text:p>Ibis eremit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lanoides forficatus</text:p>
          </table:table-cell>
          <table:table-cell office:value-type="string">
            <text:p>Elanio tijeret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aliaeetus albicilla</text:p>
          </table:table-cell>
          <table:table-cell office:value-type="string">
            <text:p>Pigargo europe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yps africanus</text:p>
          </table:table-cell>
          <table:table-cell office:value-type="string">
            <text:p>Buitre dorsiblanco afric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yps rueppelli</text:p>
          </table:table-cell>
          <table:table-cell office:value-type="string">
            <text:p>Buitre mote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ircus macrourus</text:p>
          </table:table-cell>
          <table:table-cell office:value-type="string">
            <text:p>Aguilucho papialb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uteo lagopus</text:p>
          </table:table-cell>
          <table:table-cell office:value-type="string">
            <text:p>Busardo calz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quila nipalensis</text:p>
          </table:table-cell>
          <table:table-cell office:value-type="string">
            <text:p>Águila estepari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quila heliaca</text:p>
          </table:table-cell>
          <table:table-cell office:value-type="string">
            <text:p>Águila imperial orient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quila fasciata</text:p>
          </table:table-cell>
          <table:table-cell office:value-type="string">
            <text:p>Águila perdice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alco vespertinus</text:p>
          </table:table-cell>
          <table:table-cell office:value-type="string">
            <text:p>Cernícalo patirroj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alco biarmicus</text:p>
          </table:table-cell>
          <table:table-cell office:value-type="string">
            <text:p>Halcón borní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alco cherrug</text:p>
          </table:table-cell>
          <table:table-cell office:value-type="string">
            <text:p>Halcón sacr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alco rusticolus</text:p>
          </table:table-cell>
          <table:table-cell office:value-type="string">
            <text:p>Halcón gerifalt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rex egregia</text:p>
          </table:table-cell>
          <table:table-cell office:value-type="string">
            <text:p>Guión afric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rex crex</text:p>
          </table:table-cell>
          <table:table-cell office:value-type="string">
            <text:p>Guión de codornice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rphyrio alleni</text:p>
          </table:table-cell>
          <table:table-cell office:value-type="string">
            <text:p>Calamoncillo afric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rus grus</text:p>
          </table:table-cell>
          <table:table-cell office:value-type="string">
            <text:p>Grull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rus virgo</text:p>
          </table:table-cell>
          <table:table-cell office:value-type="string">
            <text:p>Grulla damisel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luvianus aegyptius</text:p>
          </table:table-cell>
          <table:table-cell office:value-type="string">
            <text:p>Pluvi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lareola nordmanni</text:p>
          </table:table-cell>
          <table:table-cell office:value-type="string">
            <text:p>Canastera alineg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radrius semipalmatus</text:p>
          </table:table-cell>
          <table:table-cell office:value-type="string">
            <text:p>Chorlitejo semipalme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radrius vociferus</text:p>
          </table:table-cell>
          <table:table-cell office:value-type="string">
            <text:p>Chorlitejo culirroj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radrius pecuarius</text:p>
          </table:table-cell>
          <table:table-cell office:value-type="string">
            <text:p>Chorlitejo pecuari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radrius mongolus</text:p>
          </table:table-cell>
          <table:table-cell office:value-type="string">
            <text:p>Chorlitejo mongol ch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radrius leschenaultii</text:p>
          </table:table-cell>
          <table:table-cell office:value-type="string">
            <text:p>Chorlitejo mongol grand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luvialis fulva</text:p>
          </table:table-cell>
          <table:table-cell office:value-type="string">
            <text:p>Chorlito dorado siberi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luvialis dominica</text:p>
          </table:table-cell>
          <table:table-cell office:value-type="string">
            <text:p>Chorlito dor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vanellus gregarius</text:p>
          </table:table-cell>
          <table:table-cell office:value-type="string">
            <text:p>Avefría sociabl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vanellus leucur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idris tenuirostris</text:p>
          </table:table-cell>
          <table:table-cell office:value-type="string">
            <text:p>Correlimos grand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idris pusilla</text:p>
          </table:table-cell>
          <table:table-cell office:value-type="string">
            <text:p>Correlimos semipalme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idris mauri</text:p>
          </table:table-cell>
          <table:table-cell office:value-type="string">
            <text:p>Correlimos de alask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idris temminckii</text:p>
          </table:table-cell>
          <table:table-cell office:value-type="string">
            <text:p>Correlimos de temminck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idris minutilla</text:p>
          </table:table-cell>
          <table:table-cell office:value-type="string">
            <text:p>Correlimos menudil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idris fuscicollis</text:p>
          </table:table-cell>
          <table:table-cell office:value-type="string">
            <text:p>Correlimos culiblan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idris bairdii</text:p>
          </table:table-cell>
          <table:table-cell office:value-type="string">
            <text:p>Correlimos de baird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idris melanotos</text:p>
          </table:table-cell>
          <table:table-cell office:value-type="string">
            <text:p>Correlimos pector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idris acuminata</text:p>
          </table:table-cell>
          <table:table-cell office:value-type="string">
            <text:p>Correlimos acumin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idris maritima</text:p>
          </table:table-cell>
          <table:table-cell office:value-type="string">
            <text:p>Correlimos oscuro</text:p>
          </table:table-cell>
          <table:table-cell office:value-type="string">
            <text:p>av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idris himantopus</text:p>
          </table:table-cell>
          <table:table-cell office:value-type="string">
            <text:p>Correlimos zancolí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llinago media</text:p>
          </table:table-cell>
          <table:table-cell office:value-type="string">
            <text:p>Agachadiza re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imnodromus scolopaceus</text:p>
          </table:table-cell>
          <table:table-cell office:value-type="string">
            <text:p>Agujeta escolopáce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umenius tenuirostris</text:p>
          </table:table-cell>
          <table:table-cell office:value-type="string">
            <text:p>Zarapito fi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rtramia longicauda</text:p>
          </table:table-cell>
          <table:table-cell office:value-type="string">
            <text:p>Correlimos batitú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xenus cinereus</text:p>
          </table:table-cell>
          <table:table-cell office:value-type="string">
            <text:p>Andarríos del terek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titis macularius</text:p>
          </table:table-cell>
          <table:table-cell office:value-type="string">
            <text:p>Andarríos macul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nga solitaria</text:p>
          </table:table-cell>
          <table:table-cell office:value-type="string">
            <text:p>Andarríos solitari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nga melanoleuca</text:p>
          </table:table-cell>
          <table:table-cell office:value-type="string">
            <text:p>Archibebe patigualdo grand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nga flavipes</text:p>
          </table:table-cell>
          <table:table-cell office:value-type="string">
            <text:p>Archibebe patigualdo ch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alaropus tricolor</text:p>
          </table:table-cell>
          <table:table-cell office:value-type="string">
            <text:p>Falaropo tricolo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roicocephalus ridibund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roicocephalus cirrocephal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roicocephalus genei</text:p>
          </table:table-cell>
          <table:table-cell office:value-type="string">
            <text:p>Gaviota picofina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reptopelia orientalis</text:p>
          </table:table-cell>
          <table:table-cell office:value-type="string">
            <text:p>Tórtola orient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sio capensis</text:p>
          </table:table-cell>
          <table:table-cell office:value-type="string">
            <text:p>Búho mo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rops persicus</text:p>
          </table:table-cell>
          <table:table-cell office:value-type="string">
            <text:p>Abejaruco pers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remophila alpestris</text:p>
          </table:table-cell>
          <table:table-cell office:value-type="string">
            <text:p>Alondra cornud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thus richardi</text:p>
          </table:table-cell>
          <table:table-cell office:value-type="string">
            <text:p>Bisbita de richard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thus godlewskii</text:p>
          </table:table-cell>
          <table:table-cell office:value-type="string">
            <text:p>Bisbita estepari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thus hodgsoni</text:p>
          </table:table-cell>
          <table:table-cell office:value-type="string">
            <text:p>Bisbita de hodgso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thus cervinus</text:p>
          </table:table-cell>
          <table:table-cell office:value-type="string">
            <text:p>Bisbita gorgirroj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thus rubescens</text:p>
          </table:table-cell>
          <table:table-cell office:value-type="string">
            <text:p>Bisbita norteameric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thus petrosus</text:p>
          </table:table-cell>
          <table:table-cell office:value-type="string">
            <text:p>Bisbita coste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otacilla citreola</text:p>
          </table:table-cell>
          <table:table-cell office:value-type="string">
            <text:p>Lavandera cetri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ombycilla garrulus</text:p>
          </table:table-cell>
          <table:table-cell office:value-type="string">
            <text:p>Ampelis europe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vivora cyane</text:p>
          </table:table-cell>
          <table:table-cell office:value-type="string">
            <text:p>Ruiseñor azu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arsiger cyanurus</text:p>
          </table:table-cell>
          <table:table-cell office:value-type="string">
            <text:p>Ruiseñor coliazu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oenicurus moussieri</text:p>
          </table:table-cell>
          <table:table-cell office:value-type="string">
            <text:p>Colirrojo diadem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xicola maurus</text:p>
          </table:table-cell>
          <table:table-cell office:value-type="string">
            <text:p>Tarabilla siberia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xicola rubicola</text:p>
          </table:table-cell>
          <table:table-cell office:value-type="string">
            <text:p>Tarabilla europe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enanthe isabellina</text:p>
          </table:table-cell>
          <table:table-cell office:value-type="string">
            <text:p>Collalba isabe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enanthe deserti</text:p>
          </table:table-cell>
          <table:table-cell office:value-type="string">
            <text:p>Collalba desértic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enanthe leucopyga</text:p>
          </table:table-cell>
          <table:table-cell office:value-type="string">
            <text:p>Collalba yebélic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urdus naumanni</text:p>
          </table:table-cell>
          <table:table-cell office:value-type="string">
            <text:p>Zorzal de nauman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urdus pilaris</text:p>
          </table:table-cell>
          <table:table-cell office:value-type="string">
            <text:p>Zorzal re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urdus iliacus</text:p>
          </table:table-cell>
          <table:table-cell office:value-type="string">
            <text:p>Zorzal alirroj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urdus migratorius</text:p>
          </table:table-cell>
          <table:table-cell office:value-type="string">
            <text:p>Zorzal robí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duna caligata</text:p>
          </table:table-cell>
          <table:table-cell office:value-type="string">
            <text:p>Zarcero escit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duna opaca</text:p>
          </table:table-cell>
          <table:table-cell office:value-type="string">
            <text:p>Zarcero berebe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rocephalus agricola</text:p>
          </table:table-cell>
          <table:table-cell office:value-type="string">
            <text:p>Carricero agrícol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crocephalus dumetorum</text:p>
          </table:table-cell>
          <table:table-cell office:value-type="string">
            <text:p>Carricero de blyth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crocephalus palustris</text:p>
          </table:table-cell>
          <table:table-cell office:value-type="string">
            <text:p>Carricero políglot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ippolais icterina</text:p>
          </table:table-cell>
          <table:table-cell office:value-type="string">
            <text:p>Zarcero icteri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hylloscopus trochiloides</text:p>
          </table:table-cell>
          <table:table-cell office:value-type="string">
            <text:p>Mosquitero verdos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ylloscopus borealis</text:p>
          </table:table-cell>
          <table:table-cell office:value-type="string">
            <text:p>Mosquitero bore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ylloscopus proregulus</text:p>
          </table:table-cell>
          <table:table-cell office:value-type="string">
            <text:p>Mosquitero de palla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ylloscopus inornatus</text:p>
          </table:table-cell>
          <table:table-cell office:value-type="string">
            <text:p>Mosquitero bilist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ylloscopus humei</text:p>
          </table:table-cell>
          <table:table-cell office:value-type="string">
            <text:p>Mosquitero de hum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ylloscopus schwarzi</text:p>
          </table:table-cell>
          <table:table-cell office:value-type="string">
            <text:p>Mosquitero de schwarz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ylloscopus fuscatus</text:p>
          </table:table-cell>
          <table:table-cell office:value-type="string">
            <text:p>Mosquitero sombrí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icedula parva</text:p>
          </table:table-cell>
          <table:table-cell office:value-type="string">
            <text:p>Papamoscas papirroj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icedula semitorquata</text:p>
          </table:table-cell>
          <table:table-cell office:value-type="string">
            <text:p>Papamoscas semicollari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icedula albicollis</text:p>
          </table:table-cell>
          <table:table-cell office:value-type="string">
            <text:p>Papamoscas acollar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ecile palustris</text:p>
          </table:table-cell>
          <table:table-cell office:value-type="string">
            <text:p>Carbonero palustr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ophophanes cristatus</text:p>
          </table:table-cell>
          <table:table-cell office:value-type="string">
            <text:p>Herrerillo capuchi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riparus ater</text:p>
          </table:table-cell>
          <table:table-cell office:value-type="string">
            <text:p>Carbonero garrapino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anistes caeruleus</text:p>
          </table:table-cell>
          <table:table-cell office:value-type="string">
            <text:p>Herrerillo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yanistes teneriffae</text:p>
          </table:table-cell>
          <table:table-cell office:value-type="string">
            <text:p>Herrerillo canari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anius meridionalis</text:p>
          </table:table-cell>
          <table:table-cell office:value-type="string">
            <text:p>Alcaudón re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anius nubicus</text:p>
          </table:table-cell>
          <table:table-cell office:value-type="string">
            <text:p>Alcaudón núb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nucifraga caryocatactes</text:p>
          </table:table-cell>
          <table:table-cell office:value-type="string">
            <text:p>Cascanueces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astor roseus</text:p>
          </table:table-cell>
          <table:table-cell office:value-type="string">
            <text:p>Estornino ros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vireo olivaceus</text:p>
          </table:table-cell>
          <table:table-cell office:value-type="string">
            <text:p>Vireo chiví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ringilla montifringilla</text:p>
          </table:table-cell>
          <table:table-cell office:value-type="string">
            <text:p>Pinzón re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loris chloris</text:p>
          </table:table-cell>
          <table:table-cell office:value-type="string">
            <text:p>Verderón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duelis citrinella</text:p>
          </table:table-cell>
          <table:table-cell office:value-type="string">
            <text:p>Verderón serr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podacus erythrinus</text:p>
          </table:table-cell>
          <table:table-cell office:value-type="string">
            <text:p>Camachuelo carminos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lcarius lapponicus</text:p>
          </table:table-cell>
          <table:table-cell office:value-type="string">
            <text:p>Escribano lapó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lectrophenax nivalis</text:p>
          </table:table-cell>
          <table:table-cell office:value-type="string">
            <text:p>Escribano niv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mberiza leucocephalos</text:p>
          </table:table-cell>
          <table:table-cell office:value-type="string">
            <text:p>Escribano cabeciblan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mberiza caesia</text:p>
          </table:table-cell>
          <table:table-cell office:value-type="string">
            <text:p>Escribano cenicient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mberiza rustica</text:p>
          </table:table-cell>
          <table:table-cell office:value-type="string">
            <text:p>Escribano rúst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mberiza pusilla</text:p>
          </table:table-cell>
          <table:table-cell office:value-type="string">
            <text:p>Escribano pigme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mberiza aureola</text:p>
          </table:table-cell>
          <table:table-cell office:value-type="string">
            <text:p>Escribano aureol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mberiza bruniceps</text:p>
          </table:table-cell>
          <table:table-cell office:value-type="string">
            <text:p>Escribano carirroj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mberiza melanocephala</text:p>
          </table:table-cell>
          <table:table-cell office:value-type="string">
            <text:p>Escribano cabecineg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olichonyx oryzivorus</text:p>
          </table:table-cell>
          <table:table-cell office:value-type="string">
            <text:p>Charlatá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terodroma feae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cipenser oxyrynch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quatina oculata</text:p>
          </table:table-cell>
          <table:table-cell office:value-type="string">
            <text:p>Angelote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ystophora cristata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rignathus barbatu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agophilus groenlandicu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hoca vitulina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usa hispida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ubalaena glacialis</text:p>
          </table:table-cell>
          <table:table-cell office:value-type="string">
            <text:p>Ballena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en peligro de extinción</text:p>
          </table:table-cell>
          <table:table-cell table:number-columns-repeated="1017"/>
        </table:table-row>
        <table:table-row table:style-name="ro1">
          <table:table-cell office:value-type="string">
            <text:p>balaenoptera acutorostrata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balaenoptera boreali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balaenoptera edeni</text:p>
          </table:table-cell>
          <table:table-cell office:value-type="string">
            <text:p>Rorcual tropical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laenoptera musculu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balaenoptera physalu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megaptera novaeangliae</text:p>
          </table:table-cell>
          <table:table-cell office:value-type="string">
            <text:p>Ballena jorobada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2">
          <table:table-cell office:value-type="string">
            <text:p>delphinus capensi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elphinus delphi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feresa attenuata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lobicephala macrorhynchus</text:p>
          </table:table-cell>
          <table:table-cell office:value-type="string">
            <text:p>Calderón tropical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globicephala mela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rampus griseus</text:p>
          </table:table-cell>
          <table:table-cell office:value-type="string">
            <text:p>Calderón gris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agenodelphis hosei</text:p>
          </table:table-cell>
          <table:table-cell office:value-type="string">
            <text:p>Delfín de borne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agenorhynchus acutu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agenorhynchus albirostri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orcinus orca</text:p>
          </table:table-cell>
          <table:table-cell office:value-type="string">
            <text:p>Espadarte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pseudorca crassidens</text:p>
          </table:table-cell>
          <table:table-cell office:value-type="string">
            <text:p>Falsa orca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tenella coeruleoalba</text:p>
          </table:table-cell>
          <table:table-cell office:value-type="string">
            <text:p>Delfín blanco y azul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tenella frontalis</text:p>
          </table:table-cell>
          <table:table-cell office:value-type="string">
            <text:p>Delfín manchado del atlántic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teno bredanensis</text:p>
          </table:table-cell>
          <table:table-cell office:value-type="string">
            <text:p>Delfín de hocico estrecho o de dientes rugosos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ursiops obtusu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ursiops truncatus</text:p>
          </table:table-cell>
          <table:table-cell office:value-type="string">
            <text:p>Delfín mular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eschrichtius robustu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kogia breviceps</text:p>
          </table:table-cell>
          <table:table-cell office:value-type="string">
            <text:p>Cachalote cabeza chica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kogia sima</text:p>
          </table:table-cell>
          <table:table-cell office:value-type="string">
            <text:p>Cachalote enan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hocoena phocoena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yperoodon ampullatus</text:p>
          </table:table-cell>
          <table:table-cell office:value-type="string">
            <text:p>Ballena hocico de botella del norte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esoplodon biden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esoplodon densirostris</text:p>
          </table:table-cell>
          <table:table-cell office:value-type="string">
            <text:p>Ballena de pico de blainville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esoplodon europaeus</text:p>
          </table:table-cell>
          <table:table-cell office:value-type="string">
            <text:p>Ballena de pico de gervais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esoplodon grayi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esoplodon mirus</text:p>
          </table:table-cell>
          <table:table-cell office:value-type="string">
            <text:p>Ballena de pico de true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ziphius cavirostris</text:p>
          </table:table-cell>
          <table:table-cell office:value-type="string">
            <text:p>Ballena de cuvier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ermochelys coriacea</text:p>
          </table:table-cell>
          <table:table-cell office:value-type="string">
            <text:p>Tortuga laúd</text:p>
          </table:table-cell>
          <table:table-cell office:value-type="string">
            <text:p>reptil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dea alba</text:p>
          </table:table-cell>
          <table:table-cell office:value-type="string">
            <text:p>Garceta grand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croprotodon cucullatus</text:p>
          </table:table-cell>
          <table:table-cell office:value-type="string">
            <text:p>Culebra de cogull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aematopus meadewaldoi</text:p>
          </table:table-cell>
          <table:table-cell office:value-type="string">
            <text:p>Ostrero negro afric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rruca conspicillat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rruca melanocephal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hyseter macrocephalus</text:p>
          </table:table-cell>
          <table:table-cell office:value-type="string">
            <text:p>Cachalote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vulnerable</text:p>
          </table:table-cell>
          <table:table-cell table:number-columns-repeated="1017"/>
        </table:table-row>
        <table:table-row table:style-name="ro1">
          <table:table-cell office:value-type="string">
            <text:p>epidalea calamita</text:p>
          </table:table-cell>
          <table:table-cell office:value-type="string">
            <text:p>Sapo corredor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zapornia pusill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achymarptis melba</text:p>
          </table:table-cell>
          <table:table-cell office:value-type="string">
            <text:p>Vencejo re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ynx lynx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endrocygna bicolor</text:p>
          </table:table-cell>
          <table:table-cell office:value-type="string">
            <text:p>Suirirí bicolo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laucidium passerinum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urnia ulula</text:p>
          </table:table-cell>
          <table:table-cell office:value-type="string">
            <text:p>Cárabo gavilá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canthis flammea</text:p>
          </table:table-cell>
          <table:table-cell office:value-type="string">
            <text:p>Pardillo norteñ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ix sponsa</text:p>
          </table:table-cell>
          <table:table-cell office:value-type="string">
            <text:p>Pato joyuy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nser caerulescens</text:p>
          </table:table-cell>
          <table:table-cell office:value-type="string">
            <text:p>Ánsar niv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ubo scandiacus</text:p>
          </table:table-cell>
          <table:table-cell office:value-type="string">
            <text:p>Búho niv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irina moschata</text:p>
          </table:table-cell>
          <table:table-cell office:value-type="string">
            <text:p>Pato criol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amaeleo calyptratus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endrocygna viduata</text:p>
          </table:table-cell>
          <table:table-cell office:value-type="string">
            <text:p>Suirirí cariblan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alichoerus grypu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ophodytes cucullatus</text:p>
          </table:table-cell>
          <table:table-cell office:value-type="string">
            <text:p>Serreta capucho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auremys mutica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ycteria ibis</text:p>
          </table:table-cell>
          <table:table-cell office:value-type="string">
            <text:p>Tántalo afric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necrosyrtes monachus</text:p>
          </table:table-cell>
          <table:table-cell office:value-type="string">
            <text:p>Alimoche sombrí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odobenus rosmaru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elecanus crispus</text:p>
          </table:table-cell>
          <table:table-cell office:value-type="string">
            <text:p>Pelícano ceñudo</text:p>
          </table:table-cell>
          <table:table-cell office:value-type="string">
            <text:p>av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hoeniconaias minor</text:p>
          </table:table-cell>
          <table:table-cell office:value-type="string">
            <text:p>Flamenco en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latalea alba</text:p>
          </table:table-cell>
          <table:table-cell office:value-type="string">
            <text:p>Espátula africa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loceus melanocephalus</text:p>
          </table:table-cell>
          <table:table-cell office:value-type="string">
            <text:p>Tejedor cabecinegr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erathopius ecaudatus</text:p>
          </table:table-cell>
          <table:table-cell office:value-type="string">
            <text:p>Águila volatine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ubo ascalaph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erccottus glen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lonectris borealis</text:p>
          </table:table-cell>
          <table:table-cell office:value-type="string">
            <text:p>Pardela cenicienta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Pérdida de hábitat/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tenella attenuata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tenella longirostris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ana parvipalmata</text:p>
          </table:table-cell>
          <table:table-cell office:value-type="string">
            <text:p>Desconocid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laudala rufescens</text:p>
          </table:table-cell>
          <table:table-cell office:value-type="string">
            <text:p>Terrera marismeñ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pinus spinus</text:p>
          </table:table-cell>
          <table:table-cell office:value-type="string">
            <text:p>Jilguero lúg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fringilla polatzeki</text:p>
          </table:table-cell>
          <table:table-cell office:value-type="string">
            <text:p>Pinzón azul de gran canari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patula querquedula</text:p>
          </table:table-cell>
          <table:table-cell office:value-type="string">
            <text:p>Cerceta carreto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patula clypeata</text:p>
          </table:table-cell>
          <table:table-cell office:value-type="string">
            <text:p>Cuchar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icus sharpei</text:p>
          </table:table-cell>
          <table:table-cell office:value-type="string">
            <text:p>Pito ibér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ryobates minor</text:p>
          </table:table-cell>
          <table:table-cell office:value-type="string">
            <text:p>Pico meno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ydrobates castro</text:p>
          </table:table-cell>
          <table:table-cell office:value-type="string">
            <text:p>Paíño de madeira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areca strepera</text:p>
          </table:table-cell>
          <table:table-cell office:value-type="string">
            <text:p>Ánade fris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rdenna gravis</text:p>
          </table:table-cell>
          <table:table-cell office:value-type="string">
            <text:p>Pardela capirotada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rdenna grisea</text:p>
          </table:table-cell>
          <table:table-cell office:value-type="string">
            <text:p>Pardela sombría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lidris falcinellus</text:p>
          </table:table-cell>
          <table:table-cell office:value-type="string">
            <text:p>Correlimos falcine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lidris pugnax</text:p>
          </table:table-cell>
          <table:table-cell office:value-type="string">
            <text:p>Combatient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langa clanga</text:p>
          </table:table-cell>
          <table:table-cell office:value-type="string">
            <text:p>Águila motead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langa pomarina</text:p>
          </table:table-cell>
          <table:table-cell office:value-type="string">
            <text:p>Águila pomera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zapornia parva</text:p>
          </table:table-cell>
          <table:table-cell office:value-type="string">
            <text:p>Polluela bastard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ichthyosaura alpestris</text:p>
          </table:table-cell>
          <table:table-cell office:value-type="string">
            <text:p>Tritón alpin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iduna pallida</text:p>
          </table:table-cell>
          <table:table-cell office:value-type="string">
            <text:p>Zarcero pál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inaria cannabina</text:p>
          </table:table-cell>
          <table:table-cell office:value-type="string">
            <text:p>Pardillo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inaria flavirostris</text:p>
          </table:table-cell>
          <table:table-cell office:value-type="string">
            <text:p>Pardillo piquigual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reca penelope</text:p>
          </table:table-cell>
          <table:table-cell office:value-type="string">
            <text:p>Silbón europe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zamenis scalaris</text:p>
          </table:table-cell>
          <table:table-cell office:value-type="string">
            <text:p>Culebra de escaler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icrocarbo pygmae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clerophrys mauritanica</text:p>
          </table:table-cell>
          <table:table-cell office:value-type="string">
            <text:p>Sapo morun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pilopelia senegalensis</text:p>
          </table:table-cell>
          <table:table-cell office:value-type="string">
            <text:p>Tórtola senegales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ydrobates leucorhous</text:p>
          </table:table-cell>
          <table:table-cell office:value-type="string">
            <text:p>Paíño boreal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etomylaeus bovi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ephalorhynchus heavisidii</text:p>
          </table:table-cell>
          <table:table-cell office:value-type="string">
            <text:p>Desconocido</text:p>
          </table:table-cell>
          <table:table-cell office:value-type="string">
            <text:p>mamífero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obula alfred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halasseus maxim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obula birost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ampropeltis californiae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natrix astreptophora</text:p>
          </table:table-cell>
          <table:table-cell office:value-type="string">
            <text:p>Culebra de collar mediterráne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ntigone canadensis</text:p>
          </table:table-cell>
          <table:table-cell office:value-type="string">
            <text:p>Grulla canadiense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ratinga nenday</text:p>
          </table:table-cell>
          <table:table-cell office:value-type="string">
            <text:p>Aratinga ñanday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lidris subruficollis</text:p>
          </table:table-cell>
          <table:table-cell office:value-type="string">
            <text:p>Correlimos canel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areca americana</text:p>
          </table:table-cell>
          <table:table-cell office:value-type="string">
            <text:p>Silbón americ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areca falcata</text:p>
          </table:table-cell>
          <table:table-cell office:value-type="string">
            <text:p>Cerceta de alfanje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sittacara erythrogenys</text:p>
          </table:table-cell>
          <table:table-cell office:value-type="string">
            <text:p>Aratinga de guayaqui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sittacara mitratus</text:p>
          </table:table-cell>
          <table:table-cell office:value-type="string">
            <text:p>Aratinga mitrad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ibirionetta formosa</text:p>
          </table:table-cell>
          <table:table-cell office:value-type="string">
            <text:p>Cerceta del baik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patula discors</text:p>
          </table:table-cell>
          <table:table-cell office:value-type="string">
            <text:p>Cerceta aliazu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hectocercus acuticaudatus</text:p>
          </table:table-cell>
          <table:table-cell office:value-type="string">
            <text:p>Aratinga cabeciazu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endrocoptes medius</text:p>
          </table:table-cell>
          <table:table-cell office:value-type="string">
            <text:p>Pico medi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laucostegus cemiculus</text:p>
          </table:table-cell>
          <table:table-cell office:value-type="string">
            <text:p>Guitarra barbanegra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aramisgurnus dabrya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odarcis siculus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nser serrirostri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aragallinula angulata</text:p>
          </table:table-cell>
          <table:table-cell office:value-type="string">
            <text:p>Gallineta chic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maurornis marginalis</text:p>
          </table:table-cell>
          <table:table-cell office:value-type="string">
            <text:p>Polluela culirroj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rruca cantillans</text:p>
          </table:table-cell>
          <table:table-cell office:value-type="string">
            <text:p>Curruca carrasqueñ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rruca communis</text:p>
          </table:table-cell>
          <table:table-cell office:value-type="string">
            <text:p>Curruca zarce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rruca curruca</text:p>
          </table:table-cell>
          <table:table-cell office:value-type="string">
            <text:p>Curruca zarcerill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rruca deserticola</text:p>
          </table:table-cell>
          <table:table-cell office:value-type="string">
            <text:p>Curruca del atla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rruca hortensis</text:p>
          </table:table-cell>
          <table:table-cell office:value-type="string">
            <text:p>Curruca mirlo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rruca nisoria</text:p>
          </table:table-cell>
          <table:table-cell office:value-type="string">
            <text:p>Curruca gavila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rruca undata</text:p>
          </table:table-cell>
          <table:table-cell office:value-type="string">
            <text:p>Curruca rabilarg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anopica cooki</text:p>
          </table:table-cell>
          <table:table-cell office:value-type="string">
            <text:p>Rabilargo ibéri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rruca deserti</text:p>
          </table:table-cell>
          <table:table-cell office:value-type="string">
            <text:p>Curruca saharia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rruca ruppeli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urruca sard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rruca balearica</text:p>
          </table:table-cell>
          <table:table-cell office:value-type="string">
            <text:p>Curruca balea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elanitta stejnegeri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natrix helvetica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arbatula hispanica</text:p>
          </table:table-cell>
          <table:table-cell office:value-type="string">
            <text:p>Lobo de rí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athytoshia l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umeces algeriensis</text:p>
          </table:table-cell>
          <table:table-cell office:value-type="string">
            <text:p>Bulán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rassius auratus</text:p>
          </table:table-cell>
          <table:table-cell office:value-type="string">
            <text:p>Carpín dora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emniscomys barbarus</text:p>
          </table:table-cell>
          <table:table-cell office:value-type="string">
            <text:p>Ratón listad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hoxinus bigerri</text:p>
          </table:table-cell>
          <table:table-cell office:value-type="string">
            <text:p>Piscar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obitis biline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licca bjoerkna</text:p>
          </table:table-cell>
          <table:table-cell office:value-type="string">
            <text:p>Brema blanc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qualius carolitertii</text:p>
          </table:table-cell>
          <table:table-cell office:value-type="string">
            <text:p>Bordall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qualius castellanus</text:p>
          </table:table-cell>
          <table:table-cell office:value-type="string">
            <text:p>Bordallo del taj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epus castroviejoi</text:p>
          </table:table-cell>
          <table:table-cell office:value-type="string">
            <text:p>Liebre de piornal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ugil cepha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qualius cepha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seudemys concinna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oryctolagus cuniculus</text:p>
          </table:table-cell>
          <table:table-cell office:value-type="string">
            <text:p>Conej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icrotus duodecimcostatus</text:p>
          </table:table-cell>
          <table:table-cell office:value-type="string">
            <text:p>Topillo mediterráne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podemus flavicollis</text:p>
          </table:table-cell>
          <table:table-cell office:value-type="string">
            <text:p>Ratón leonad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latichthys fle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lethrionomys glareolus</text:p>
          </table:table-cell>
          <table:table-cell office:value-type="string">
            <text:p>Topillo roj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epus granatensis</text:p>
          </table:table-cell>
          <table:table-cell office:value-type="string">
            <text:p>Liebre ibérica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/caza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oncorhynchus kisutch</text:p>
          </table:table-cell>
          <table:table-cell office:value-type="string">
            <text:p>Salmón del pacífic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/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elon labr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Pérdida de hábitat/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qualius malacitanus</text:p>
          </table:table-cell>
          <table:table-cell office:value-type="string">
            <text:p>Cachuelo de málag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alcides mauritanicus</text:p>
          </table:table-cell>
          <table:table-cell office:value-type="string">
            <text:p>Eslizón de orán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icromys minutus</text:p>
          </table:table-cell>
          <table:table-cell office:value-type="string">
            <text:p>Ratón espiguer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alcides minutus</text:p>
          </table:table-cell>
          <table:table-cell office:value-type="string">
            <text:p>Eslizón tridáctilo enan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us musculus</text:p>
          </table:table-cell>
          <table:table-cell office:value-type="string">
            <text:p>Ratón caser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oecilia reticulata</text:p>
          </table:table-cell>
          <table:table-cell office:value-type="string">
            <text:p>Guppy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iscoglossus scovazzi</text:p>
          </table:table-cell>
          <table:table-cell office:value-type="string">
            <text:p>Desconocid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/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chagra senegalus</text:p>
          </table:table-cell>
          <table:table-cell office:value-type="string">
            <text:p>Chagra del senega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us spretus</text:p>
          </table:table-cell>
          <table:table-cell office:value-type="string">
            <text:p>Ratón morun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podemus sylvaticus</text:p>
          </table:table-cell>
          <table:table-cell office:value-type="string">
            <text:p>Ratón de camp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inca tinca</text:p>
          </table:table-cell>
          <table:table-cell office:value-type="string">
            <text:p>Tenca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almo trutta</text:p>
          </table:table-cell>
          <table:table-cell office:value-type="string">
            <text:p>Trucha común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Preocupación menor</text:p>
          </table:table-cell>
          <table:table-cell office:value-type="string">
            <text:p>Sobrepesca</text:p>
          </table:table-cell>
          <table:table-cell office:value-type="string">
            <text:p>Ríos y lagos</text:p>
          </table:table-cell>
          <table:table-cell table:number-columns-repeated="1015"/>
        </table:table-row>
        <table:table-row table:style-name="ro1">
          <table:table-cell office:value-type="string">
            <text:p>vulpes vulpes</text:p>
          </table:table-cell>
          <table:table-cell office:value-type="string">
            <text:p>Zorr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/caza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avia pacific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aption capense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lonectris edwardsii</text:p>
          </table:table-cell>
          <table:table-cell office:value-type="string">
            <text:p>Pardela cenicienta de cabo verde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fregetta tropic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ula sul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ula leucogaster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fregata magnificen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tercorarius maccormicki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atricill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pipixcan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delawarensi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smithsonian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rus glaucescen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erna forsteri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lopsis bicolo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lopsis den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oloconger cadenat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riosoma balearic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nger cong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nathophis mysta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eteroconger longissim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seudophichthys splend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erichthys serpenti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ssorhamphus ingolfia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archias longicaud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nchelycore anati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ymnothorax mader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ymnothorax milia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ymnothorax polygoni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ymnothorax unicolo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ymnothorax vici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uraena august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uraena hele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vocettina infa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michthys curvirost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michthys scolopac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acciolella oxyrhynch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ttastoma melanur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ttenchelys dionis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venefica proboscide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terichtus anguiform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terichtus cae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alophis imberb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chelus my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chiophis punctif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richthys parda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striophis crosni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phichthus ruf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phisurus serp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isodonophis semicinc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errivomer bean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errivomer lanceolatoide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ilyophis brunn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imenchelys parasiti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ynaphobranchus affi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ynaphobranchus kaup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jimaia loppe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therina hepse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therina lopezia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therina presbyt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episaurus brevirost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episaurus fero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otopterus phara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ulopus filament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ysaurus fero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lorophthalmus agassiz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ccorella atlanti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vermannella balb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vermannella melanoder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dontostomops normalo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ypterois dubi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ypterois grallato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hliesaurus berry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pelosaurus argent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pelosaurus lepid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mosudis low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ctozenus riss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stidiops affi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stidiops jayaka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stidiops sphyrenoide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croparalepis affi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croparalepis brev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croparalepis nig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gnisudis atlanti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alepis brevirost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alepis coregonoide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alepis specios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emonosudis intermedi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udis hyali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enthalbella infa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osenblattichthys hubbs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pelarchus ana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pelarchus guenth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pelarchus michaelsars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nodus sau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nodus synod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alobatrachus didacty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elone belon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elone svetovidov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latybelone arga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ylosurus a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eilopogon heteru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eilopogon pinnatibarb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xocoetus obtusirost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xocoetus volita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irundichthys rondelet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irundichthys speculig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emiramphus bala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porhamphus picart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mberesox sau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mberesox simula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oplogaster cornu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eryx decadacty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eryx splend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iretmichthys pari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iretmus argent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orniger spin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olocentrus adscensio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yripristis jacob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ephyroberyx darwin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oplostethus cadenat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oplostethus mediterran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tomimus gill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tomimus hempel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tostoma rega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tropichthys stor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ondeletia loric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lupea hareng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rdina pilchard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rdinella auri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rdinella mader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rattus sprat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ngraulis encrasico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egalops atlant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regmaceros atlant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diculus argent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dus morhu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rlangius merlang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omesistius poutassou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llachius pollachi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llachius vir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niceps rani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sopterus capela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sopterus esmark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sopterus lus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sopterus minu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iliata muste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nchelyopus cimbri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idropsarus biscay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idropsarus grant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idropsarus macrophthalm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idropsarus mediterran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idropsarus vulga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olva macrophthal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olva molv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ygadus fav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ygadus melanobranch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tonurus globice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elorinchus caelorhin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elorinchus labi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elorinchus mediterran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yphaenoides arm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yphaenoides carapi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yphaenoides guenth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yphaenoides mediterran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yphaenoides rud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yphaenoides rupest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yphaenoides thelestom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yphaenoides zaniopho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domus arcu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domus dispa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domus longifi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menocephalus graci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menocephalus ital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crosmia phalac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lacocephalus laev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zumia aequa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zumia sclerorhynch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dontomacrurus murray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hagemacrurus hirund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achonurus vill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achyrincus scab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nonus zugmay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erluccius merlucci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timora rostr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retmophorus kleinenberg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della marald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della svetovidov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uttigadus latifro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alargyreus johnson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emonema robust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emonema yarrell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idion guenth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idion lepidion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ora mor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ysiculus dalwigk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ycis blennoide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ycis phyc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inachia spinachi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letodon den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letodon incogni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letodon pellegri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plecogaster bimacul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plecogaster ctenocryp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plecogaster pectora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plecogaster tonstricu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uania willdenow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adogaster candol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adogaster purpure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rbelia candol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peatogenys cadenat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ampris gut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ophotus laceped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diicephalus elong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egalecus glesn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ylephorus chord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achipterus arct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achipterus trachypte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zu cris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zu elong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tennarius stri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tennatus nummif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ulophryne jorda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ntrophryne spinulos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ratias holboell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ratias uranoscop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ryptopsaras coues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unax pic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unax suttkus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imantolophus groenland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aplophryne mol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inophryne coron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inophryne racemife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ophius budegass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ophius piscatori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nocetus johnson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nocetus murray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enophryne drac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olopichthys dan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neirodes anisacanth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neirodes eschricht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oedalechilus labe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enthosema glacial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enthosema suborbital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olinichthys ind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olinichthys supralatera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ntrobranchus nigroocel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ratoscopelus mader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ratoscopelus warming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adenom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bertelse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brachycepha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dumeril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effulg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fragi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garma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holt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lucid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luetke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metopoclamp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mol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perspicil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problemat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rafinesqu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splendid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termophi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vanhoeffe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ogenichthys atlant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lectrona riss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nichthys cocc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gophum benoit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gophum hygom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gophum macrochi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gophum reinhardt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gophum taaning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mpadena chaves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mpadena speculige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mpadena urophao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mpanyctus a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mpanyctus crocodi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mpanyctus festiv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mpanyctus intricari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mpanyctus nobi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mpanyctus photono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mpanyctus pusil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idophanes gauss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idophanes guenth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obianchia doflei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obianchia gemellar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oweina ra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ctophum affin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ctophum nitidul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ctophum punctat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ctophum seleno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annobrachium atr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annobrachium cuprari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annobrachium lineat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otolychnus valdivi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otoscopelus boli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otoscopelus caudispin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otoscopelus elong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otoscopelus kroy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otoscopelus resplend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bolophorus rufi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bolophorus verany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aaningichthys bathyphi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aaningichthys minim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oscopelus macrolepido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oscopelus microchi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xine glutinos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drovandia affi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drovandia oleos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drovandia phalac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drovandia rostr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alosauropsis macrochi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alosaurus guenth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alosaurus johnsonia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alosaurus oven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otacanthus bonapart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otacanthus chemnitz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lyacanthonotus rissoa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iadonus cryptophthalm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ellottia apod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taetyx alle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taetyx latice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rammonus at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rammonus longhurst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apus a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chiodon den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chiodon drummond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anthonus arm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yonus latice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enthocometes robus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olcomycteronus squam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onomitopus metriosto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phidion barbat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phidion roche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ophidion vassal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nopus microphthalm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ectrunculus grand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epocephalus austra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epocephalus baird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epocephalus rostr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ylaco nigrica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ytroctes microlep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nocara macropter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nocara murray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erwigia krefft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toderma macro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arcetes erimela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ouleina attri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ouleina mader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alismania mekistone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xenodermichthys cope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gentina si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gentina sphyrae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lossanodon leioglos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ylagichthys grey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olicholagus longirost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nolagus bericoide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ostoma microsto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ansenia groenlandi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ansenia iberi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ansenia obli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olichopteryx longipe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pisthoproctus grimald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pisthoproctus sole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rbantus curvifro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oltbyrnia macro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ulisia maul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ormichthys oper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latytroctes ap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gamichthys schnakenbeck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earsia koefoed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anthurus bahia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anthurus chirurg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anthurus coerul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anthurus monrovi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anthurus trac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mmodytes mari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mmodytes tobia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ymnammodytes cicere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ymnammodytes semisquam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peroplus immacu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peroplus lanceo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arhichas denticu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ogon imberb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idablennius sphyn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lennius ocella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yphoblennius galeri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pleurochilus pseudoaequipin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ipophrys pho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ipophrys trigloide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olipophrys dalmati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olipophrys nigrice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olipophrys velif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phioblennius atlant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ablennius gattorugin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ablennius gore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ablennius incogni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ablennius parvicor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arablennius pilicor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arablennius roux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arablennius rub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arablennius sanguinolen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arablennius tentacula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arablennius zvonimi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alaria pav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cartella crist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rama bra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teraclis caroli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terycombus bra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aractes asp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aractes rubesc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aractichthys longipin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llanthias rub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llionymus ly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llionymus macu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llionymus pusil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llionymus reticu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llionymus riss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ynchiropus phaeton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ntigonia capro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pros ap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lectis alexandri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mpogramma glayco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ranx cryso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ranx lugub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ranx rhonch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ranx rub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loroscombrus chrysu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ecapterus macarel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ecapterus punc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lagatis bipinnul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ichia ami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naucrates ducto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seudocaranx dente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elene dorsa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eriola carpent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eriola dumeril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eriola fasci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eriola rivolia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rachinotus ov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rachurus mediterran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rachurus pictur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rachurus trachu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rachurus trec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latyberyx opalesc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entracanthus cir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picara mae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picara sma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entrolophus nig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yperoglyphe perciform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chedophilus medusophag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chedophilus ova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epola macrophthal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aetodon hoefl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aetodon sanctaehelen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eniochus acumin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eniochus intermedi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rognathodes marcell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iasmodon nig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kali macru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seudoscopelus altipin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linitrachus argen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oryphaena equise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oryphaena hippu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cheneis naucrate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emora albesc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emora brachypte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emora osteochi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emora remo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rythrocles monod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pigonus constanci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pigonus denticu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pigonus telescop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iplospinus multistri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empylus serp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epidocybium flavobrunne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nealotus tripe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nesiarchus nasu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romethichthys prometh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uvettus preti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phia minu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uenia affi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romogobius brito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romogobius quadrivit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romogobius zebr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orcyrogobius liechtenstei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rystallogobius linea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eltentosteus collonia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eltentosteus quadrimacu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idogobius helen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idogobius koch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didogobius splechtna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ammogobius steinitz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natholepis thompso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obius at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obius aur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obius bucchich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obius cobit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evaluad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bius cruen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bius falla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bius gasteve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bius genipo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bius nig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bius paganel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bius roule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bius stric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bius vit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bius xanthocepha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biusculus flavesc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betus scorpioide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sueurigobius fries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sueurigobius heterofasci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sueurigobius sanz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sueurigobius suer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uligobius mader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dondebuenia baleari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matoschistus lozano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matoschistus marmor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matoschistus norveg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matoschistus pic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matoschistus quagg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seudaphya ferr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horogobius ephippi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horogobius macrolep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vanneaugobius canari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vanneaugobius pruvot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zebrus zeb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apristipoma octolineat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lectorhinchus mediterran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madasys inci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owella atlanti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stiophorus albica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kajikia albid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kaira nigrica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etrapturus belon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etrapturus georg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etrapturus pflueg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kyphosus inciso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kyphosus sectatri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antholabrus pallo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odianus scrof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ntrolabrus exole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is ju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tenolabrus rupest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brus meru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brus mix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brus virid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ppanella fasci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phodus baillo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phodus ciner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phodus doderlei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phodus mediterran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phodus melanocer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phodus melo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phodus ocel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phodus roissal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phodus rostr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phodus tin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phodus trut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halassoma pav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xyrichtys novacu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brisomus nuchipin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obotes surinam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utjanus den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utjanus gore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uvarus imperia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onodactylus seb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centrarchus labra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centrarchus punc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ulloidichthys martin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ullus barb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ullus surmule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seudupeneus pray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biceps graci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omeus gronov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senes pellucid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lyprion america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macanthus macul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macanthus paru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budefduf hoefl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budefduf saxati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romis chrom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romis limb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romis multiline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imiliparma lurid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matomus saltatri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eteropriacanthus cruen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riacanthus aren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chycentron canad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arisoma cretens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gyrosomus regi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noscion nebul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umbrina canari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umbrina ronch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anthocybium soland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uxis roche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uxis thazard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thynnus alletter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katsuwonus pelam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rcynopsis unicolo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arda sard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mber colia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mber scomb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mberomorus trito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hunnus alalung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hunnus albacare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hunnus obe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mbrolabrax heterolep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thias anthia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phalopholis nig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phalopholis taenio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pinephelus aen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pinephelus cani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pinephelus cost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pinephelus itaja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porthodus haif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cteroperca fus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ycteroperca rub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anthias furcif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erranus atricaud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erranus cabril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erranus hep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erranus scrib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oops boo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entex angol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entex canari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entex dente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entex gibb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entex macrophthalm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entex marocca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plodus annula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plodus bellott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plodus cervi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plodus puntazz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plodus sarg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plodus vulga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ithognathus mormy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blada melanu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gellus acarn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gellus bellott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gellus bogarave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gellus erythri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grus africa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grus aurig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grus caeruleostic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grus pag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rpa salp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arus aur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ondyliosoma cantha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hyraena sphyrae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hyraena virid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romateus fiato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ngnathus rostel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etragonurus atlant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etragonurus cuvi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chiichthys vipe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achinus aran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achinus drac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achinus pellegri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achinus radi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hanopus carb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hanopus intermedi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enthodesmus simony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idopus caud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chiurus leptu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pterygion delais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pterygion melanur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pterygion tripteronot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uranoscopus scab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nostigma atlantic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noglossus imperia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noglossus later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noglossus rueppel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noglossus tho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othus poda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itharus linguatu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phurus insula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phurus ligu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mphurus nigresc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lyptocephalus cynoglos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ostomus kitt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leuronectes platess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idorhombus bosc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idorhombus whiffiago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rynorhombus norveg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phthalmus maxim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phthalmus rhomb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zeugopterus punc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zeugopterus regi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ysolea profundico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uglossidium lute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cologlossa cune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cologlossa hexophthal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ochirus azevi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ochirus boscanion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ochirus ocel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ochirus varieg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onochirus hispid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gusa impa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gusa lasca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gusa nasu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olea senegal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olea sole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naptura lusitani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napturichthys klein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lymixia nobi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ema atr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rypharynx pelecanoide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ccopharynx ampullac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ccopharynx thalass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aurulus buba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clopterus lump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actylopterus volita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telichthys leptochi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iparis montagu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aliparis histry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aliparis membranac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aliparis muriel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ristedion cataphract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ttunculus thomson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enacoscorpius neb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ntinus kuhl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rpaena canari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rpaena elong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rpaena loppe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rpaena mader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rpaena not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rpaena por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rpaena scrof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rpaena stephani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elicolenus dactylopte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ebastes mentel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achyscorpia cristul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ctreposebastes im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etarches guenth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elidonichthys cucu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elidonichthys lucer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elidonichthys obscu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trigla gurnard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idotrigla cavillon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idotrigla dieuzeide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gla ly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mphaes longive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mphaes micro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mphaes sim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mphaes suborbita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mphaes typhlo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romitra capit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romitra megalo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peloberyx opisthopte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peloberyx robus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pelogadus bean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opelogadus mizolep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anthochaenus luetken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onapartia pedalio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clothone acclinid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clothone alb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clothone brau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clothone livid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clothone microdon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clothone obscu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clothone pallid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clothone pseudopallid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clothone pygmae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plophos taeni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nostoma atlantic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nostoma denudat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nducus mader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rgrethia obtusirost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igmops bathyphi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chthyococcus ov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llichthys maul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lymetme corythaeo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vinciguerria attenu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vinciguerria nimbari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vinciguerria poweri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gyripnus atlant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gyropelecus acule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gyropelecus affi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gyropelecus giga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gyropelecus hemigym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gyropelecus olfers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urolicus amethystinopunc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urolicus muell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ernoptyx diapha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ernoptyx pseudobscu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ernoptyx pseudodiapha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valenciennellus tripunctu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istostomias grimald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istostomias lunif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stronesthes atlant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stronesthes gemmif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stronesthes ind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stronesthes leucopogon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stronesthes macropogon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stronesthes micropogon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stronesthes neopogon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stronesthes nig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ophilus brev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ophilus digi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ophilus longipin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ophilus nigerrim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ophilus pawnee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ophilus vaillant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orostomias antarct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orostomias eluc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orostomias monone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uliodus dan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uliodus sloa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irostomias pliopte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chiostoma barbat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stomias acin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stomias bigelow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stomias brau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stomias filif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stomias fissibarb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stomias lipochi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stomias longibarb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stomias macrone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stomias melanostig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stomias obscur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stomias schmidt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stomias simple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stomias tetrane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lagellostomias bouree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rammatostomias flagellibarb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diacanthus fascio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tostomias bilob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tostomias gladiato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tostomias graci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tostomias haplocau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tostomias longibarb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lacosteus nig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nostomias bartonbea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nostomias biseri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nostomias macropho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nostomias tentacu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anostomias valdivi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onesthes cap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otonectes brau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otonectes dine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otonectes margari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otonectes mirabi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otonectes parvima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otostomias guerne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hadinesthes decim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omias bo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omias brevibarb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omias longibarb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ulostomus strig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croramphosus graci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croramphosus scolopa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istularia petimb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ntelurus aequor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nyichthys sen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rophis lumbriciform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rophis macu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rophis ophidion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ngnathus a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ngnathus pelag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ngnathus phlegon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ngnathus tenuirost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ngnathus typhl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listes capris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listes punct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nthidermis macul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nthidermis sufflamen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lichthys nig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odon eydoux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odon holocanth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odon hystri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sturus lanceo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ola mo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nzania laev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uterus monocero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uterus scrip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tephanolepis hispid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nthigaster capistr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phippion guttif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gocephalus laevig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gocephalus lagocepha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gocephalus sceler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hoeroides marmor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hoeroides pachygast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rammicolepis brachiuscu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ocyttus helg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yttopsis rose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zenopsis conchif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zeus fab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zenion hololep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charhinus brevipin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charhinus galapag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leocerdo cuvi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hizoprionodon acu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risturus aphyode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risturus laurusson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risturus melanoasp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risturus profundor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leus atlant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aleus melastom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aleus muri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seudotriakis microdon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yliorhinus canicu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yliorhinus stellar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chinorhinus bru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lamydoselachus anguine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exanchus nakamura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tsukurina owsto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seudocarcharias kamohara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asyatis centrou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asyatis tortonese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aeniura grab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inglymostoma cirrat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thyraja richardso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pturus nidarosi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pturus oxyrinch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ucoraja fulloni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ucoraja naev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oraja caerule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oraja iberi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ja asteria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ja brachyur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ja mader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ja microocell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ja mirale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ja polystig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ja radu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ja undul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jella barnard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jella bigelow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jella fyll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jella kukujev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jella ravidul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ntrophorus lusitan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ntrophorus uyat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eania calce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eania hystricos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eania profundor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alatias lich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sistius plutod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qualiolus laticaud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ntroscyllium fabric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tmopterus prince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tmopterus pusil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tmopterus spinax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xynotus paradox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ntroscymnus owsto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ntroselachus crepidater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cymnodon ring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omniosus microcepha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omniosus rostr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zameus squamulos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qualus blainvill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qualus megalo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orpedo marmor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orpedo nobilia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orpedo torpedo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imaera monstros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imaera opalesc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drolagus affin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drolagus lusitan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drolagus mirabil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arriotta raleigha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hinochimaera atlanti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rotogrammus alboran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lophylax kl.</text:p>
          </table:table-cell>
          <table:table-cell office:value-type="string">
            <text:p>Rana de graf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rassius gibelio</text:p>
          </table:table-cell>
          <table:table-cell office:value-type="string">
            <text:p>Carpín prusian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bio occitaniae</text:p>
          </table:table-cell>
          <table:table-cell office:value-type="string">
            <text:p>Gobio del languedoc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lvelinus umbla</text:p>
          </table:table-cell>
          <table:table-cell office:value-type="string">
            <text:p>Salvelino alpin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dilymbus podiceps</text:p>
          </table:table-cell>
          <table:table-cell office:value-type="string">
            <text:p>Zampullín picogrues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otaurus lentiginosus</text:p>
          </table:table-cell>
          <table:table-cell office:value-type="string">
            <text:p>Avetoro lentiginos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utorides virescens</text:p>
          </table:table-cell>
          <table:table-cell office:value-type="string">
            <text:p>Garcita verdos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gretta tricolor</text:p>
          </table:table-cell>
          <table:table-cell office:value-type="string">
            <text:p>Garceta tricolo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dea herodias</text:p>
          </table:table-cell>
          <table:table-cell office:value-type="string">
            <text:p>Garza azulad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rzana carolina</text:p>
          </table:table-cell>
          <table:table-cell office:value-type="string">
            <text:p>Polluela so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rphyrio martinicus</text:p>
          </table:table-cell>
          <table:table-cell office:value-type="string">
            <text:p>Calamoncillo americ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ulica americana</text:p>
          </table:table-cell>
          <table:table-cell office:value-type="string">
            <text:p>Focha american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roicocephalus philadelphi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yrrhaptes paradoxus</text:p>
          </table:table-cell>
          <table:table-cell office:value-type="string">
            <text:p>Ganga de palla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ccyzus americanus</text:p>
          </table:table-cell>
          <table:table-cell office:value-type="string">
            <text:p>Cuclillo piquigual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ordeiles minor</text:p>
          </table:table-cell>
          <table:table-cell office:value-type="string">
            <text:p>Añapero yanqui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etura pelagica</text:p>
          </table:table-cell>
          <table:table-cell office:value-type="string">
            <text:p>Vencejo de chimene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gaceryle alcyon</text:p>
          </table:table-cell>
          <table:table-cell office:value-type="string">
            <text:p>Martín gigante norteameric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mmomanes cinctura</text:p>
          </table:table-cell>
          <table:table-cell office:value-type="string">
            <text:p>Terrera colineg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aemon alaudipes</text:p>
          </table:table-cell>
          <table:table-cell office:value-type="string">
            <text:p>Alondra ibi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umetella carolinensis</text:p>
          </table:table-cell>
          <table:table-cell office:value-type="string">
            <text:p>Pájaro-gato gri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nius isabellinus</text:p>
          </table:table-cell>
          <table:table-cell office:value-type="string">
            <text:p>Alcaudón isabel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vus cornix</text:p>
          </table:table-cell>
          <table:table-cell office:value-type="string">
            <text:p>Corneja cenicient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niotilta varia</text:p>
          </table:table-cell>
          <table:table-cell office:value-type="string">
            <text:p>Reinita trepado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etophaga coronata</text:p>
          </table:table-cell>
          <table:table-cell office:value-type="string">
            <text:p>Reinita coronad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mberiza sahari</text:p>
          </table:table-cell>
          <table:table-cell office:value-type="string">
            <text:p>Escribano sahari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trochelidon fulva</text:p>
          </table:table-cell>
          <table:table-cell office:value-type="string">
            <text:p>Golondrina pueble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etrochelidon pyrrhonota</text:p>
          </table:table-cell>
          <table:table-cell office:value-type="string">
            <text:p>Golondrina risquer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terodroma hasitat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drolagus pallid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ranchiostoma lanceolat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peleogobius lloris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oxinus septimani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rvus albus</text:p>
          </table:table-cell>
          <table:table-cell office:value-type="string">
            <text:p>Cuervo blanc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ena capensis</text:p>
          </table:table-cell>
          <table:table-cell office:value-type="string">
            <text:p>Tórtola rabilarg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oreochromis mossamb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xiphophorus heller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/caza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xiphophorus macul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hodospiza obsoleta</text:p>
          </table:table-cell>
          <table:table-cell office:value-type="string">
            <text:p>Pinzón de las Canaria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uffinus boydi</text:p>
          </table:table-cell>
          <table:table-cell office:value-type="string">
            <text:p>Pardela de Boyd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budefduf sordidus</text:p>
          </table:table-cell>
          <table:table-cell office:value-type="string">
            <text:p>Damisela de labios negros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ntherhines macrocerus</text:p>
          </table:table-cell>
          <table:table-cell office:value-type="string">
            <text:p>Pez aguja de pico largo 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ntherhines pullus</text:p>
          </table:table-cell>
          <table:table-cell office:value-type="string">
            <text:p>Pez aguja de pico cort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etodontoplus septentrionalis</text:p>
          </table:table-cell>
          <table:table-cell office:value-type="string">
            <text:p>Pez ángel del Atlántic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uliodus schmidt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ubiceps cap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aphus taaning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enyatremus cavifro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arriotta haeckel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adogaster zebrin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llerigobius macrocephal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aconger macrop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settodes bennetti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rinoctes nasu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igmops elong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rachonurus sulc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uraspis secund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imon nevadensis</text:p>
          </table:table-cell>
          <table:table-cell office:value-type="string">
            <text:p>Lagarto ocelado del sureste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emidactylus mabouia</text:p>
          </table:table-cell>
          <table:table-cell office:value-type="string">
            <text:p>Gecko común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indotyphlops braminus</text:p>
          </table:table-cell>
          <table:table-cell office:value-type="string">
            <text:p>Ciego de la India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eira dugesii</text:p>
          </table:table-cell>
          <table:table-cell office:value-type="string">
            <text:p>Lagarto de Duge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branta hutchinsii</text:p>
          </table:table-cell>
          <table:table-cell office:value-type="string">
            <text:p>Barnacla canadiense chic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lidris ruficollis</text:p>
          </table:table-cell>
          <table:table-cell office:value-type="string">
            <text:p>Correlimos cuellirroj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primulgus aegyptius</text:p>
          </table:table-cell>
          <table:table-cell office:value-type="string">
            <text:p>Chotacabras egipci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oracias abyssinicus</text:p>
          </table:table-cell>
          <table:table-cell office:value-type="string">
            <text:p>Carraca abisini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orvus ruficollis</text:p>
          </table:table-cell>
          <table:table-cell office:value-type="string">
            <text:p>Cuervo desertícol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mberiza cioides</text:p>
          </table:table-cell>
          <table:table-cell office:value-type="string">
            <text:p>Escribano de brandt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allinago delicata</text:p>
          </table:table-cell>
          <table:table-cell office:value-type="string">
            <text:p>Agachadiza de wilso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geothlypis trichas</text:p>
          </table:table-cell>
          <table:table-cell office:value-type="string">
            <text:p>Mascarita común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anius cristatus</text:p>
          </table:table-cell>
          <table:table-cell office:value-type="string">
            <text:p>Alcaudón par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imnodromus griseus</text:p>
          </table:table-cell>
          <table:table-cell office:value-type="string">
            <text:p>Agujeta gris</text:p>
          </table:table-cell>
          <table:table-cell office:value-type="string">
            <text:p>av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elospiza melodia</text:p>
          </table:table-cell>
          <table:table-cell office:value-type="string">
            <text:p>Chingolo cantor</text:p>
          </table:table-cell>
          <table:table-cell office:value-type="string">
            <text:p>av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icrocarbo africanus</text:p>
          </table:table-cell>
          <table:table-cell office:value-type="string">
            <text:p>Cormorán africano</text:p>
          </table:table-cell>
          <table:table-cell office:value-type="string">
            <text:p>av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imus polyglottos</text:p>
          </table:table-cell>
          <table:table-cell office:value-type="string">
            <text:p>Sinsonte norteñ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arkesia noveboracensis</text:p>
          </table:table-cell>
          <table:table-cell office:value-type="string">
            <text:p>Reinita charquera norteñ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asser italiae</text:p>
          </table:table-cell>
          <table:table-cell office:value-type="string">
            <text:p>Gorrión italian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asser luteus</text:p>
          </table:table-cell>
          <table:table-cell office:value-type="string">
            <text:p>Gorrión dora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ica mauritanica</text:p>
          </table:table-cell>
          <table:table-cell office:value-type="string">
            <text:p>Urraca magrebí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icus vaillantii</text:p>
          </table:table-cell>
          <table:table-cell office:value-type="string">
            <text:p>Pito real bereber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patula cyanoptera</text:p>
          </table:table-cell>
          <table:table-cell office:value-type="string">
            <text:p>Cerceta colorad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halasseus elegans</text:p>
          </table:table-cell>
          <table:table-cell office:value-type="string">
            <text:p>Charrán elegante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urdus obscurus</text:p>
          </table:table-cell>
          <table:table-cell office:value-type="string">
            <text:p>Zorzal rojigrís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zenaida macroura</text:p>
          </table:table-cell>
          <table:table-cell office:value-type="string">
            <text:p>Zenaida huilot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zoothera aurea</text:p>
          </table:table-cell>
          <table:table-cell office:value-type="string">
            <text:p>Zorzal dorado de siberia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optodon thollon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bramis bram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matitlania nigrofasciat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leuciscus aspi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terygoplichthys multiradi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elon aurat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icrolipophrys caneva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elidonichthys lastoviz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gama bibronii</text:p>
          </table:table-cell>
          <table:table-cell office:value-type="string">
            <text:p>Agama de Bibron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nis aureus</text:p>
          </table:table-cell>
          <table:table-cell office:value-type="string">
            <text:p>Chacal dorad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thalassarche chlororhyncho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ydrobates monorhi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terodroma macropter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emberiza spodocephal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falco amurensi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ilvus aegypti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elanocorypha bimaculat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motacilla tschutschensi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nannopterum auritum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urruca nan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urruca iberiae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urruca subalpin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oenanthe seebohmi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oenanthe melanoleuc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ternula antillarum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zonotrichia albicolli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icterus galbul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haemorhous mexican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No identificado 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pterodroma arminjonian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chondrostoma occidental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obitis haas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iberochondrostoma almacai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iberochondrostoma olisiponens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qualius arad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qualius torgalensi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chondrostoma garzonor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chondrostoma numantimun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arassius carassi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elon ramad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helon salien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Marino y Terrestre (incl. fluvial)</text:p>
          </table:table-cell>
          <table:table-cell office:value-type="string">
            <text:p>ES</text:p>
          </table:table-cell>
          <table:table-cell office:value-type="string">
            <text:p>Caza/explot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cobitis atlantic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bitis mellaria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oxinus dragarum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qualius gaditan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squalius tartessicus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achondrostoma asturicense</text:p>
          </table:table-cell>
          <table:table-cell office:value-type="string">
            <text:p>Desconocido</text:p>
          </table:table-cell>
          <table:table-cell office:value-type="string">
            <text:p>pec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oceanodroma leucorhoa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Marino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>
          <table:table-cell office:value-type="string">
            <text:p>numenius hudsonicus</text:p>
          </table:table-cell>
          <table:table-cell office:value-type="string">
            <text:p>Desconocido</text:p>
          </table:table-cell>
          <table:table-cell office:value-type="string">
            <text:p>av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rocidura pachyura</text:p>
          </table:table-cell>
          <table:table-cell office:value-type="string">
            <text:p>Musaraña de las Azores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orex alpinus</text:p>
          </table:table-cell>
          <table:table-cell office:value-type="string">
            <text:p>Topo albino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ambio climático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otus lavernedii</text:p>
          </table:table-cell>
          <table:table-cell office:value-type="string">
            <text:p>Topillo de Laverned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otus rozianus</text:p>
          </table:table-cell>
          <table:table-cell office:value-type="string">
            <text:p>Topillo de Rozian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rocidura iculisma</text:p>
          </table:table-cell>
          <table:table-cell office:value-type="string">
            <text:p>Musaraña de Icúlis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rocidura gueldenstaedtii</text:p>
          </table:table-cell>
          <table:table-cell office:value-type="string">
            <text:p>Musaraña de Guldenstaedt</text:p>
          </table:table-cell>
          <table:table-cell office:value-type="string">
            <text:p>mamífer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lanus oxyurus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lytes almogavarii</text:p>
          </table:table-cell>
          <table:table-cell office:value-type="string">
            <text:p>Desconocid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darcis lusitanicus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ommatotriton ophryticus</text:p>
          </table:table-cell>
          <table:table-cell office:value-type="string">
            <text:p>Desconocido</text:p>
          </table:table-cell>
          <table:table-cell office:value-type="string">
            <text:p>anfibio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nolis porcatus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aurodactylus fasciatus</text:p>
          </table:table-cell>
          <table:table-cell office:value-type="string">
            <text:p>Desconocido</text:p>
          </table:table-cell>
          <table:table-cell office:value-type="string">
            <text:p>reptiles</text:p>
          </table:table-cell>
          <table:table-cell office:value-type="string">
            <text:p>Terrestre (incl. fluvial)</text:p>
          </table:table-cell>
          <table:table-cell office:value-type="string">
            <text:p>ES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zorina vidalii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droporus guernei</text:p>
          </table:table-cell>
          <table:table-cell office:value-type="string">
            <text:p>Predacious diving beetle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thous azoricus</text:p>
          </table:table-cell>
          <table:table-cell office:value-type="string">
            <text:p>Click beetle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jasione lusitanica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icrurapteryx bistrigella</text:p>
          </table:table-cell>
          <table:table-cell office:value-type="string">
            <text:p>Moth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arphius azoricus</text:p>
          </table:table-cell>
          <table:table-cell office:value-type="string">
            <text:p>Ironclad beetle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uberaria major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eirolophus massonianus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igoniophthalmus borgesi</text:p>
          </table:table-cell>
          <table:table-cell office:value-type="string">
            <text:p>Bristletails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gabus godmanni</text:p>
          </table:table-cell>
          <table:table-cell office:value-type="string">
            <text:p>Azorean predacious diving beetle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meria pseudarmeria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ctuca watsoniana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laphoglossum semicylindricum</text:p>
          </table:table-cell>
          <table:table-cell office:value-type="string">
            <text:p>Scaly tongue-fern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gyranthemum thalassophilum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ryoxiphium madeirense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chinodium setigerum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rouetius borgesi</text:p>
          </table:table-cell>
          <table:table-cell office:value-type="string">
            <text:p>Weevil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eilolejeunea cedercreutzii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inapidendron frutescens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phippigerida rosae</text:p>
          </table:table-cell>
          <table:table-cell office:value-type="string">
            <text:p>Portuguese saddle bush-cricket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nvolvulus fernandesii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rouetius oceanicus</text:p>
          </table:table-cell>
          <table:table-cell office:value-type="string">
            <text:p>Weevil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eomariania scriptella</text:p>
          </table:table-cell>
          <table:table-cell office:value-type="string">
            <text:p>Moth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tlantocis gillerforsi</text:p>
          </table:table-cell>
          <table:table-cell office:value-type="string">
            <text:p>Fungus beetle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arcetella maderensis</text:p>
          </table:table-cell>
          <table:table-cell office:value-type="string">
            <text:p>Desconocido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tinella carinofausta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hamaemeles coriacea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edenasiastrum percurrens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erbertus azoricus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onepteryx maderensis</text:p>
          </table:table-cell>
          <table:table-cell office:value-type="string">
            <text:p>Madeiran brimstone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scula tectiformis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ystricella echinulata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usschia wollastonii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enecio lagascanus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darcia atlantica</text:p>
          </table:table-cell>
          <table:table-cell office:value-type="string">
            <text:p>Moth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tophthalmus occidentalis</text:p>
          </table:table-cell>
          <table:table-cell office:value-type="string">
            <text:p>Mould beetle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runus lusitanica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loeostiba azorica</text:p>
          </table:table-cell>
          <table:table-cell office:value-type="string">
            <text:p>Rove beetle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robolbus azoricus</text:p>
          </table:table-cell>
          <table:table-cell office:value-type="string">
            <text:p>Desconocido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eomitra moniziana</text:p>
          </table:table-cell>
          <table:table-cell office:value-type="string">
            <text:p>Madeiran land snail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eomitra tiarella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arphius furtadoi</text:p>
          </table:table-cell>
          <table:table-cell office:value-type="string">
            <text:p>Ironclad beetle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ypogeia azorica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iscula pulvinata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malina timdaliana</text:p>
          </table:table-cell>
          <table:table-cell office:value-type="string">
            <text:p>Desconocido</text:p>
          </table:table-cell>
          <table:table-cell office:value-type="string">
            <text:p>líquen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ampadia webbiana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ixius azofloresi</text:p>
          </table:table-cell>
          <table:table-cell office:value-type="string">
            <text:p>Tree lacehopper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hloeosinus gillerforsi</text:p>
          </table:table-cell>
          <table:table-cell office:value-type="string">
            <text:p>Bark beetle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seudechinosoma nodosum</text:p>
          </table:table-cell>
          <table:table-cell office:value-type="string">
            <text:p>True weevil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malina erosa</text:p>
          </table:table-cell>
          <table:table-cell office:value-type="string">
            <text:p>Desconocido</text:p>
          </table:table-cell>
          <table:table-cell office:value-type="string">
            <text:p>líquen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erratorotula coronata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vicia capreolata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oettgeria crispa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lacalles droueti</text:p>
          </table:table-cell>
          <table:table-cell office:value-type="string">
            <text:p>True weevil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crobolbus madeirensis</text:p>
          </table:table-cell>
          <table:table-cell office:value-type="string">
            <text:p>Desconocido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reutelia azorica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rachmia infuscatella</text:p>
          </table:table-cell>
          <table:table-cell office:value-type="string">
            <text:p>Moth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ararge xiphia</text:p>
          </table:table-cell>
          <table:table-cell office:value-type="string">
            <text:p>Madeiran speckled wood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seolus calvus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hithrodytes agnus</text:p>
          </table:table-cell>
          <table:table-cell office:value-type="string">
            <text:p>Desconocido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mphorella tuberculata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iostyla concinna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narcissus willkommii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ystropogon maderensis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edrorum azoricus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ixius azomariae</text:p>
          </table:table-cell>
          <table:table-cell office:value-type="string">
            <text:p>Tree lacehopper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azzania azorica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taxis minor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phrodes hamiltoni</text:p>
          </table:table-cell>
          <table:table-cell office:value-type="string">
            <text:p>Leafhopper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inapidendron sempervivifolium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ixius azopicavus</text:p>
          </table:table-cell>
          <table:table-cell office:value-type="string">
            <text:p>Cave lacehopper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isoplexis sceptrum</text:p>
          </table:table-cell>
          <table:table-cell office:value-type="string">
            <text:p>Madeira foxglove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taxis caldeirarum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ptaxis wollastoni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eomitra watsoni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lolejeunea madeirensis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argyresthia minusculella</text:p>
          </table:table-cell>
          <table:table-cell office:value-type="string">
            <text:p>Small ermine moth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heteroderes azoricus</text:p>
          </table:table-cell>
          <table:table-cell office:value-type="string">
            <text:p>Click beetle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arphius tornvalli</text:p>
          </table:table-cell>
          <table:table-cell office:value-type="string">
            <text:p>Ironclad beetle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sideroxylon mirmulans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euconnus azoricus</text:p>
          </table:table-cell>
          <table:table-cell office:value-type="string">
            <text:p>Ant-like stone beetle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andidula setubalensis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onocephalus chavesi</text:p>
          </table:table-cell>
          <table:table-cell office:value-type="string">
            <text:p>Azores cone-head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leiostyla falknerorum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tenodecticus lusitanicus</text:p>
          </table:table-cell>
          <table:table-cell office:value-type="string">
            <text:p>Lusitanian pygmy wart-biter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echus terrabravensis</text:p>
          </table:table-cell>
          <table:table-cell office:value-type="string">
            <text:p>Ground-beetle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orella inaequalis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ramalina confertula</text:p>
          </table:table-cell>
          <table:table-cell office:value-type="string">
            <text:p>Desconocido</text:p>
          </table:table-cell>
          <table:table-cell office:value-type="string">
            <text:p>líquen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contaminación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drouetius azoricus</text:p>
          </table:table-cell>
          <table:table-cell office:value-type="string">
            <text:p>Weevil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crotchiella brachyptera</text:p>
          </table:table-cell>
          <table:table-cell office:value-type="string">
            <text:p>Desconocido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platanthera micrantha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belgrandia lusitanica</text:p>
          </table:table-cell>
          <table:table-cell office:value-type="string">
            <text:p>Desconocido</text:p>
          </table:table-cell>
          <table:table-cell office:value-type="string">
            <text:p>molusco terrestre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/especies invasoras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hamnobryum rudolphianum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graphania granti</text:p>
          </table:table-cell>
          <table:table-cell office:value-type="string">
            <text:p>Owlet moth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fissidens nobreganus</text:p>
          </table:table-cell>
          <table:table-cell office:value-type="string">
            <text:p>Desconocido</text:p>
          </table:table-cell>
          <table:table-cell office:value-type="string">
            <text:p>planta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mesiotelus maderianus</text:p>
          </table:table-cell>
          <table:table-cell office:value-type="string">
            <text:p>Desconocido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2">
          <table:table-cell office:value-type="string">
            <text:p>trechus picoensis</text:p>
          </table:table-cell>
          <table:table-cell office:value-type="string">
            <text:p>Cave ground-beetle</text:p>
          </table:table-cell>
          <table:table-cell office:value-type="string">
            <text:p>insecto</text:p>
          </table:table-cell>
          <table:table-cell office:value-type="string">
            <text:p>No especificado</text:p>
          </table:table-cell>
          <table:table-cell office:value-type="string">
            <text:p>PT</text:p>
          </table:table-cell>
          <table:table-cell office:value-type="string">
            <text:p>Pérdida de hábitat</text:p>
          </table:table-cell>
          <table:table-cell office:value-type="string">
            <text:p>No identificado</text:p>
          </table:table-cell>
          <table:table-cell table:number-columns-repeated="1017"/>
        </table:table-row>
        <table:table-row table:style-name="ro1" table:number-rows-repeated="10463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phala" table:base-cell-address="$Sheet1.$F$401" table:cell-range-address="$Sheet1.$F$40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2">22/10/2025</text:date>, <text:time>18:00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22T18:00:43.68</dc:date>
    <meta:document-statistic meta:table-count="1" meta:cell-count="15474" meta:object-count="0"/>
    <meta:generator>OpenOffice/4.1.5$Win32 OpenOffice.org_project/415m1$Build-9789</meta:generator>
  </office:meta>
</office:document-meta>
</file>